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Porcentaje" style:data-style-name="N36">
      <style:text-properties fo:color="#000000"/>
    </style:style>
    <style:style style:name="ce4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7603920" table:style-name="ce5">
            <text:p>7.603.920</text:p>
          </table:table-cell>
          <table:table-cell office:value-type="float" office:value="1305500" table:style-name="ce5">
            <text:p>1.305.500</text:p>
          </table:table-cell>
          <table:table-cell office:value-type="float" office:value="1805800" table:style-name="ce5">
            <text:p>1.805.800</text:p>
          </table:table-cell>
          <table:table-cell office:value-type="float" office:value="525450" table:style-name="ce5">
            <text:p>525.450</text:p>
          </table:table-cell>
          <table:table-cell office:value-type="float" office:value="11240670" table:style-name="ce6">
            <text:p>11.240.670</text:p>
          </table:table-cell>
          <table:table-cell office:value-type="float" office:value="10976990" table:style-name="ce6">
            <text:p>10.976.990</text:p>
          </table:table-cell>
          <table:table-cell office:value-type="percentage" office:value="0.97654232354477088" table:style-name="ce7">
            <text:p>97,7%</text:p>
          </table:table-cell>
          <table:table-cell office:value-type="float" office:value="6213689" table:style-name="ce5">
            <text:p>6.213.689</text:p>
          </table:table-cell>
          <table:table-cell office:value-type="float" office:value="5069083" table:style-name="ce5">
            <text:p>5.069.083</text:p>
          </table:table-cell>
          <table:table-cell office:value-type="date" office:date-value="2021-08-12T00:00:00" table:style-name="ce8">
            <text:p>1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267425" table:style-name="ce5">
            <text:p>1.267.425</text:p>
          </table:table-cell>
          <table:table-cell office:value-type="float" office:value="179500" table:style-name="ce5">
            <text:p>179.500</text:p>
          </table:table-cell>
          <table:table-cell office:value-type="float" office:value="285700" table:style-name="ce5">
            <text:p>285.700</text:p>
          </table:table-cell>
          <table:table-cell office:value-type="float" office:value="64700" table:style-name="ce5">
            <text:p>64.700</text:p>
          </table:table-cell>
          <table:table-cell office:value-type="float" office:value="1797325" table:style-name="ce6">
            <text:p>1.797.325</text:p>
          </table:table-cell>
          <table:table-cell office:value-type="float" office:value="1757015" table:style-name="ce6">
            <text:p>1.757.015</text:p>
          </table:table-cell>
          <table:table-cell office:value-type="percentage" office:value="0.97757222539051092" table:style-name="ce7">
            <text:p>97,8%</text:p>
          </table:table-cell>
          <table:table-cell office:value-type="float" office:value="976605" table:style-name="ce5">
            <text:p>976.605</text:p>
          </table:table-cell>
          <table:table-cell office:value-type="float" office:value="877140" table:style-name="ce5">
            <text:p>877.140</text:p>
          </table:table-cell>
          <table:table-cell office:value-type="date" office:date-value="2021-08-12T00:00:00" table:style-name="ce8">
            <text:p>1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1050395" table:style-name="ce5">
            <text:p>1.050.395</text:p>
          </table:table-cell>
          <table:table-cell office:value-type="float" office:value="143200" table:style-name="ce5">
            <text:p>143.200</text:p>
          </table:table-cell>
          <table:table-cell office:value-type="float" office:value="235900" table:style-name="ce5">
            <text:p>235.900</text:p>
          </table:table-cell>
          <table:table-cell office:value-type="float" office:value="49700" table:style-name="ce5">
            <text:p>49.700</text:p>
          </table:table-cell>
          <table:table-cell office:value-type="float" office:value="1479195" table:style-name="ce6">
            <text:p>1.479.195</text:p>
          </table:table-cell>
          <table:table-cell office:value-type="float" office:value="1484856" table:style-name="ce6">
            <text:p>1.484.856</text:p>
          </table:table-cell>
          <table:table-cell office:value-type="percentage" office:value="1.0038270816220984" table:style-name="ce7">
            <text:p>100,4%</text:p>
          </table:table-cell>
          <table:table-cell office:value-type="float" office:value="815361" table:style-name="ce5">
            <text:p>815.361</text:p>
          </table:table-cell>
          <table:table-cell office:value-type="float" office:value="718134" table:style-name="ce5">
            <text:p>718.134</text:p>
          </table:table-cell>
          <table:table-cell office:value-type="date" office:date-value="2021-08-12T00:00:00" table:style-name="ce8">
            <text:p>1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1027620" table:style-name="ce5">
            <text:p>1.027.620</text:p>
          </table:table-cell>
          <table:table-cell office:value-type="float" office:value="222200" table:style-name="ce5">
            <text:p>222.200</text:p>
          </table:table-cell>
          <table:table-cell office:value-type="float" office:value="256400" table:style-name="ce5">
            <text:p>256.400</text:p>
          </table:table-cell>
          <table:table-cell office:value-type="float" office:value="62400" table:style-name="ce5">
            <text:p>62.400</text:p>
          </table:table-cell>
          <table:table-cell office:value-type="float" office:value="1568620" table:style-name="ce6">
            <text:p>1.568.620</text:p>
          </table:table-cell>
          <table:table-cell office:value-type="float" office:value="1407686" table:style-name="ce6">
            <text:p>1.407.686</text:p>
          </table:table-cell>
          <table:table-cell office:value-type="percentage" office:value="0.89740408766941648" table:style-name="ce7">
            <text:p>89,7%</text:p>
          </table:table-cell>
          <table:table-cell office:value-type="float" office:value="794673" table:style-name="ce5">
            <text:p>794.673</text:p>
          </table:table-cell>
          <table:table-cell office:value-type="float" office:value="692975" table:style-name="ce5">
            <text:p>692.975</text:p>
          </table:table-cell>
          <table:table-cell office:value-type="date" office:date-value="2021-08-12T00:00:00" table:style-name="ce8">
            <text:p>1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890690" table:style-name="ce5">
            <text:p>1.890.690</text:p>
          </table:table-cell>
          <table:table-cell office:value-type="float" office:value="370400" table:style-name="ce5">
            <text:p>370.400</text:p>
          </table:table-cell>
          <table:table-cell office:value-type="float" office:value="503700" table:style-name="ce5">
            <text:p>503.700</text:p>
          </table:table-cell>
          <table:table-cell office:value-type="float" office:value="133650" table:style-name="ce5">
            <text:p>133.650</text:p>
          </table:table-cell>
          <table:table-cell office:value-type="float" office:value="2898440" table:style-name="ce6">
            <text:p>2.898.440</text:p>
          </table:table-cell>
          <table:table-cell office:value-type="float" office:value="2720139" table:style-name="ce6">
            <text:p>2.720.139</text:p>
          </table:table-cell>
          <table:table-cell office:value-type="percentage" office:value="0.93848380508135409" table:style-name="ce7">
            <text:p>93,8%</text:p>
          </table:table-cell>
          <table:table-cell office:value-type="float" office:value="1562869" table:style-name="ce5">
            <text:p>1.562.869</text:p>
          </table:table-cell>
          <table:table-cell office:value-type="float" office:value="1297864" table:style-name="ce5">
            <text:p>1.297.864</text:p>
          </table:table-cell>
          <table:table-cell office:value-type="date" office:date-value="2021-08-12T00:00:00" table:style-name="ce8">
            <text:p>1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558825" table:style-name="ce5">
            <text:p>558.825</text:p>
          </table:table-cell>
          <table:table-cell office:value-type="float" office:value="78400" table:style-name="ce5">
            <text:p>78.400</text:p>
          </table:table-cell>
          <table:table-cell office:value-type="float" office:value="130200" table:style-name="ce5">
            <text:p>130.200</text:p>
          </table:table-cell>
          <table:table-cell office:value-type="float" office:value="24950" table:style-name="ce5">
            <text:p>24.950</text:p>
          </table:table-cell>
          <table:table-cell office:value-type="float" office:value="792375" table:style-name="ce6">
            <text:p>792.375</text:p>
          </table:table-cell>
          <table:table-cell office:value-type="float" office:value="754602" table:style-name="ce6">
            <text:p>754.602</text:p>
          </table:table-cell>
          <table:table-cell office:value-type="percentage" office:value="0.95232938949361101" table:style-name="ce7">
            <text:p>95,2%</text:p>
          </table:table-cell>
          <table:table-cell office:value-type="float" office:value="417692" table:style-name="ce5">
            <text:p>417.692</text:p>
          </table:table-cell>
          <table:table-cell office:value-type="float" office:value="366278" table:style-name="ce5">
            <text:p>366.278</text:p>
          </table:table-cell>
          <table:table-cell office:value-type="date" office:date-value="2021-08-12T00:00:00" table:style-name="ce8">
            <text:p>1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461395" table:style-name="ce5">
            <text:p>2.461.395</text:p>
          </table:table-cell>
          <table:table-cell office:value-type="float" office:value="344800" table:style-name="ce5">
            <text:p>344.800</text:p>
          </table:table-cell>
          <table:table-cell office:value-type="float" office:value="514400" table:style-name="ce5">
            <text:p>514.400</text:p>
          </table:table-cell>
          <table:table-cell office:value-type="float" office:value="112850" table:style-name="ce5">
            <text:p>112.850</text:p>
          </table:table-cell>
          <table:table-cell office:value-type="float" office:value="3433445" table:style-name="ce6">
            <text:p>3.433.445</text:p>
          </table:table-cell>
          <table:table-cell office:value-type="float" office:value="3291349" table:style-name="ce6">
            <text:p>3.291.349</text:p>
          </table:table-cell>
          <table:table-cell office:value-type="percentage" office:value="0.95861416157823998" table:style-name="ce7">
            <text:p>95,9%</text:p>
          </table:table-cell>
          <table:table-cell office:value-type="float" office:value="1843455" table:style-name="ce5">
            <text:p>1.843.455</text:p>
          </table:table-cell>
          <table:table-cell office:value-type="float" office:value="1619445" table:style-name="ce5">
            <text:p>1.619.445</text:p>
          </table:table-cell>
          <table:table-cell office:value-type="date" office:date-value="2021-08-12T00:00:00" table:style-name="ce8">
            <text:p>1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1901115" table:style-name="ce5">
            <text:p>1.901.115</text:p>
          </table:table-cell>
          <table:table-cell office:value-type="float" office:value="282900" table:style-name="ce5">
            <text:p>282.900</text:p>
          </table:table-cell>
          <table:table-cell office:value-type="float" office:value="460900" table:style-name="ce5">
            <text:p>460.900</text:p>
          </table:table-cell>
          <table:table-cell office:value-type="float" office:value="101375" table:style-name="ce5">
            <text:p>101.375</text:p>
          </table:table-cell>
          <table:table-cell office:value-type="float" office:value="2746290" table:style-name="ce6">
            <text:p>2.746.290</text:p>
          </table:table-cell>
          <table:table-cell office:value-type="float" office:value="2623850" table:style-name="ce6">
            <text:p>2.623.850</text:p>
          </table:table-cell>
          <table:table-cell office:value-type="percentage" office:value="0.9554162160587556" table:style-name="ce7">
            <text:p>95,5%</text:p>
          </table:table-cell>
          <table:table-cell office:value-type="float" office:value="1484892" table:style-name="ce5">
            <text:p>1.484.892</text:p>
          </table:table-cell>
          <table:table-cell office:value-type="float" office:value="1283084" table:style-name="ce5">
            <text:p>1.283.084</text:p>
          </table:table-cell>
          <table:table-cell office:value-type="date" office:date-value="2021-08-12T00:00:00" table:style-name="ce8">
            <text:p>1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7104860" table:style-name="ce5">
            <text:p>7.104.860</text:p>
          </table:table-cell>
          <table:table-cell office:value-type="float" office:value="1128200" table:style-name="ce5">
            <text:p>1.128.200</text:p>
          </table:table-cell>
          <table:table-cell office:value-type="float" office:value="1698100" table:style-name="ce5">
            <text:p>1.698.100</text:p>
          </table:table-cell>
          <table:table-cell office:value-type="float" office:value="439500" table:style-name="ce5">
            <text:p>439.500</text:p>
          </table:table-cell>
          <table:table-cell office:value-type="float" office:value="10370660" table:style-name="ce6">
            <text:p>10.370.660</text:p>
          </table:table-cell>
          <table:table-cell office:value-type="float" office:value="9588955" table:style-name="ce6">
            <text:p>9.588.955</text:p>
          </table:table-cell>
          <table:table-cell office:value-type="percentage" office:value="0.92462340873194182" table:style-name="ce7">
            <text:p>92,5%</text:p>
          </table:table-cell>
          <table:table-cell office:value-type="float" office:value="5418946" table:style-name="ce5">
            <text:p>5.418.946</text:p>
          </table:table-cell>
          <table:table-cell office:value-type="float" office:value="4690994" table:style-name="ce5">
            <text:p>4.690.994</text:p>
          </table:table-cell>
          <table:table-cell office:value-type="date" office:date-value="2021-08-12T00:00:00" table:style-name="ce8">
            <text:p>1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4600630" table:style-name="ce5">
            <text:p>4.600.630</text:p>
          </table:table-cell>
          <table:table-cell office:value-type="float" office:value="731500" table:style-name="ce5">
            <text:p>731.500</text:p>
          </table:table-cell>
          <table:table-cell office:value-type="float" office:value="906800" table:style-name="ce5">
            <text:p>906.800</text:p>
          </table:table-cell>
          <table:table-cell office:value-type="float" office:value="307250" table:style-name="ce5">
            <text:p>307.250</text:p>
          </table:table-cell>
          <table:table-cell office:value-type="float" office:value="6546180" table:style-name="ce6">
            <text:p>6.546.180</text:p>
          </table:table-cell>
          <table:table-cell office:value-type="float" office:value="6331233" table:style-name="ce6">
            <text:p>6.331.233</text:p>
          </table:table-cell>
          <table:table-cell office:value-type="percentage" office:value="0.96716451426633543" table:style-name="ce7">
            <text:p>96,7%</text:p>
          </table:table-cell>
          <table:table-cell office:value-type="float" office:value="3642261" table:style-name="ce5">
            <text:p>3.642.261</text:p>
          </table:table-cell>
          <table:table-cell office:value-type="float" office:value="3050789" table:style-name="ce5">
            <text:p>3.050.789</text:p>
          </table:table-cell>
          <table:table-cell office:value-type="date" office:date-value="2021-08-12T00:00:00" table:style-name="ce8">
            <text:p>1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1017395" table:style-name="ce5">
            <text:p>1.017.395</text:p>
          </table:table-cell>
          <table:table-cell office:value-type="float" office:value="141700" table:style-name="ce5">
            <text:p>141.700</text:p>
          </table:table-cell>
          <table:table-cell office:value-type="float" office:value="228000" table:style-name="ce5">
            <text:p>228.000</text:p>
          </table:table-cell>
          <table:table-cell office:value-type="float" office:value="51750" table:style-name="ce5">
            <text:p>51.750</text:p>
          </table:table-cell>
          <table:table-cell office:value-type="float" office:value="1438845" table:style-name="ce6">
            <text:p>1.438.845</text:p>
          </table:table-cell>
          <table:table-cell office:value-type="float" office:value="1460297" table:style-name="ce6">
            <text:p>1.460.297</text:p>
          </table:table-cell>
          <table:table-cell office:value-type="percentage" office:value="1.0149091806275172" table:style-name="ce7">
            <text:p>101,5%</text:p>
          </table:table-cell>
          <table:table-cell office:value-type="float" office:value="811839" table:style-name="ce5">
            <text:p>811.839</text:p>
          </table:table-cell>
          <table:table-cell office:value-type="float" office:value="721292" table:style-name="ce5">
            <text:p>721.292</text:p>
          </table:table-cell>
          <table:table-cell office:value-type="date" office:date-value="2021-08-12T00:00:00" table:style-name="ce8">
            <text:p>1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2689945" table:style-name="ce5">
            <text:p>2.689.945</text:p>
          </table:table-cell>
          <table:table-cell office:value-type="float" office:value="368300" table:style-name="ce5">
            <text:p>368.300</text:p>
          </table:table-cell>
          <table:table-cell office:value-type="float" office:value="595400" table:style-name="ce5">
            <text:p>595.400</text:p>
          </table:table-cell>
          <table:table-cell office:value-type="float" office:value="131800" table:style-name="ce5">
            <text:p>131.800</text:p>
          </table:table-cell>
          <table:table-cell office:value-type="float" office:value="3785445" table:style-name="ce6">
            <text:p>3.785.445</text:p>
          </table:table-cell>
          <table:table-cell office:value-type="float" office:value="3732493" table:style-name="ce6">
            <text:p>3.732.493</text:p>
          </table:table-cell>
          <table:table-cell office:value-type="percentage" office:value="0.98601168422734975" table:style-name="ce7">
            <text:p>98,6%</text:p>
          </table:table-cell>
          <table:table-cell office:value-type="float" office:value="2078138" table:style-name="ce5">
            <text:p>2.078.138</text:p>
          </table:table-cell>
          <table:table-cell office:value-type="float" office:value="1821657" table:style-name="ce5">
            <text:p>1.821.657</text:p>
          </table:table-cell>
          <table:table-cell office:value-type="date" office:date-value="2021-08-12T00:00:00" table:style-name="ce8">
            <text:p>1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307775" table:style-name="ce5">
            <text:p>307.775</text:p>
          </table:table-cell>
          <table:table-cell office:value-type="float" office:value="43100" table:style-name="ce5">
            <text:p>43.100</text:p>
          </table:table-cell>
          <table:table-cell office:value-type="float" office:value="61400" table:style-name="ce5">
            <text:p>61.400</text:p>
          </table:table-cell>
          <table:table-cell office:value-type="float" office:value="15200" table:style-name="ce5">
            <text:p>15.200</text:p>
          </table:table-cell>
          <table:table-cell office:value-type="float" office:value="427475" table:style-name="ce6">
            <text:p>427.475</text:p>
          </table:table-cell>
          <table:table-cell office:value-type="float" office:value="403574" table:style-name="ce6">
            <text:p>403.574</text:p>
          </table:table-cell>
          <table:table-cell office:value-type="percentage" office:value="0.94408795836013804" table:style-name="ce7">
            <text:p>94,4%</text:p>
          </table:table-cell>
          <table:table-cell office:value-type="float" office:value="230796" table:style-name="ce5">
            <text:p>230.796</text:p>
          </table:table-cell>
          <table:table-cell office:value-type="float" office:value="201037" table:style-name="ce5">
            <text:p>201.037</text:p>
          </table:table-cell>
          <table:table-cell office:value-type="date" office:date-value="2021-08-12T00:00:00" table:style-name="ce8">
            <text:p>1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6178689" table:style-name="ce5">
            <text:p>6.178.689</text:p>
          </table:table-cell>
          <table:table-cell office:value-type="float" office:value="1067600" table:style-name="ce5">
            <text:p>1.067.600</text:p>
          </table:table-cell>
          <table:table-cell office:value-type="float" office:value="1309400" table:style-name="ce5">
            <text:p>1.309.400</text:p>
          </table:table-cell>
          <table:table-cell office:value-type="float" office:value="381450" table:style-name="ce5">
            <text:p>381.450</text:p>
          </table:table-cell>
          <table:table-cell office:value-type="float" office:value="8937139" table:style-name="ce6">
            <text:p>8.937.139</text:p>
          </table:table-cell>
          <table:table-cell office:value-type="float" office:value="8402174" table:style-name="ce6">
            <text:p>8.402.174</text:p>
          </table:table-cell>
          <table:table-cell office:value-type="percentage" office:value="0.94014135843696733" table:style-name="ce7">
            <text:p>94,0%</text:p>
          </table:table-cell>
          <table:table-cell office:value-type="float" office:value="4787440" table:style-name="ce5">
            <text:p>4.787.440</text:p>
          </table:table-cell>
          <table:table-cell office:value-type="float" office:value="4214144" table:style-name="ce5">
            <text:p>4.214.144</text:p>
          </table:table-cell>
          <table:table-cell office:value-type="date" office:date-value="2021-08-12T00:00:00" table:style-name="ce8">
            <text:p>1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377815" table:style-name="ce5">
            <text:p>1.377.815</text:p>
          </table:table-cell>
          <table:table-cell office:value-type="float" office:value="246000" table:style-name="ce5">
            <text:p>246.000</text:p>
          </table:table-cell>
          <table:table-cell office:value-type="float" office:value="259900" table:style-name="ce5">
            <text:p>259.900</text:p>
          </table:table-cell>
          <table:table-cell office:value-type="float" office:value="88100" table:style-name="ce5">
            <text:p>88.100</text:p>
          </table:table-cell>
          <table:table-cell office:value-type="float" office:value="1971815" table:style-name="ce6">
            <text:p>1.971.815</text:p>
          </table:table-cell>
          <table:table-cell office:value-type="float" office:value="1878193" table:style-name="ce6">
            <text:p>1.878.193</text:p>
          </table:table-cell>
          <table:table-cell office:value-type="percentage" office:value="0.95251988650050845" table:style-name="ce7">
            <text:p>95,3%</text:p>
          </table:table-cell>
          <table:table-cell office:value-type="float" office:value="1092321" table:style-name="ce5">
            <text:p>1.092.321</text:p>
          </table:table-cell>
          <table:table-cell office:value-type="float" office:value="849379" table:style-name="ce5">
            <text:p>849.379</text:p>
          </table:table-cell>
          <table:table-cell office:value-type="date" office:date-value="2021-08-12T00:00:00" table:style-name="ce8">
            <text:p>1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611475" table:style-name="ce5">
            <text:p>611.475</text:p>
          </table:table-cell>
          <table:table-cell office:value-type="float" office:value="98000" table:style-name="ce5">
            <text:p>98.000</text:p>
          </table:table-cell>
          <table:table-cell office:value-type="float" office:value="145700" table:style-name="ce5">
            <text:p>145.700</text:p>
          </table:table-cell>
          <table:table-cell office:value-type="float" office:value="32750" table:style-name="ce5">
            <text:p>32.750</text:p>
          </table:table-cell>
          <table:table-cell office:value-type="float" office:value="887925" table:style-name="ce6">
            <text:p>887.925</text:p>
          </table:table-cell>
          <table:table-cell office:value-type="float" office:value="852658" table:style-name="ce6">
            <text:p>852.658</text:p>
          </table:table-cell>
          <table:table-cell office:value-type="percentage" office:value="0.96028155531154091" table:style-name="ce7">
            <text:p>96,0%</text:p>
          </table:table-cell>
          <table:table-cell office:value-type="float" office:value="476170" table:style-name="ce5">
            <text:p>476.170</text:p>
          </table:table-cell>
          <table:table-cell office:value-type="float" office:value="425386" table:style-name="ce5">
            <text:p>425.386</text:p>
          </table:table-cell>
          <table:table-cell office:value-type="date" office:date-value="2021-08-12T00:00:00" table:style-name="ce8">
            <text:p>1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2092950" table:style-name="ce5">
            <text:p>2.092.950</text:p>
          </table:table-cell>
          <table:table-cell office:value-type="float" office:value="301700" table:style-name="ce5">
            <text:p>301.700</text:p>
          </table:table-cell>
          <table:table-cell office:value-type="float" office:value="549600" table:style-name="ce5">
            <text:p>549.600</text:p>
          </table:table-cell>
          <table:table-cell office:value-type="float" office:value="110850" table:style-name="ce5">
            <text:p>110.850</text:p>
          </table:table-cell>
          <table:table-cell office:value-type="float" office:value="3055100" table:style-name="ce6">
            <text:p>3.055.100</text:p>
          </table:table-cell>
          <table:table-cell office:value-type="float" office:value="2891576" table:style-name="ce6">
            <text:p>2.891.576</text:p>
          </table:table-cell>
          <table:table-cell office:value-type="percentage" office:value="0.9464750744656476" table:style-name="ce7">
            <text:p>94,6%</text:p>
          </table:table-cell>
          <table:table-cell office:value-type="float" office:value="1607113" table:style-name="ce5">
            <text:p>1.607.113</text:p>
          </table:table-cell>
          <table:table-cell office:value-type="float" office:value="1449768" table:style-name="ce5">
            <text:p>1.449.768</text:p>
          </table:table-cell>
          <table:table-cell office:value-type="date" office:date-value="2021-08-12T00:00:00" table:style-name="ce8">
            <text:p>1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76860" table:style-name="ce5">
            <text:p>76.860</text:p>
          </table:table-cell>
          <table:table-cell office:value-type="float" office:value="16700" table:style-name="ce5">
            <text:p>16.700</text:p>
          </table:table-cell>
          <table:table-cell office:value-type="float" office:value="18100" table:style-name="ce5">
            <text:p>18.100</text:p>
          </table:table-cell>
          <table:table-cell office:value-type="float" office:value="4150" table:style-name="ce5">
            <text:p>4.150</text:p>
          </table:table-cell>
          <table:table-cell office:value-type="float" office:value="115810" table:style-name="ce6">
            <text:p>115.810</text:p>
          </table:table-cell>
          <table:table-cell office:value-type="float" office:value="97827" table:style-name="ce6">
            <text:p>97.827</text:p>
          </table:table-cell>
          <table:table-cell office:value-type="percentage" office:value="0.84471979967187638" table:style-name="ce7">
            <text:p>84,5%</text:p>
          </table:table-cell>
          <table:table-cell office:value-type="float" office:value="54619" table:style-name="ce5">
            <text:p>54.619</text:p>
          </table:table-cell>
          <table:table-cell office:value-type="float" office:value="49100" table:style-name="ce5">
            <text:p>49.100</text:p>
          </table:table-cell>
          <table:table-cell office:value-type="date" office:date-value="2021-08-12T00:00:00" table:style-name="ce8">
            <text:p>1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78030" table:style-name="ce5">
            <text:p>78.030</text:p>
          </table:table-cell>
          <table:table-cell office:value-type="float" office:value="16500" table:style-name="ce5">
            <text:p>16.500</text:p>
          </table:table-cell>
          <table:table-cell office:value-type="float" office:value="15100" table:style-name="ce5">
            <text:p>15.100</text:p>
          </table:table-cell>
          <table:table-cell office:value-type="float" office:value="5750" table:style-name="ce5">
            <text:p>5.750</text:p>
          </table:table-cell>
          <table:table-cell office:value-type="float" office:value="115380" table:style-name="ce6">
            <text:p>115.380</text:p>
          </table:table-cell>
          <table:table-cell office:value-type="float" office:value="90958" table:style-name="ce6">
            <text:p>90.958</text:p>
          </table:table-cell>
          <table:table-cell office:value-type="percentage" office:value="0.78833420003466803" table:style-name="ce7">
            <text:p>78,8%</text:p>
          </table:table-cell>
          <table:table-cell office:value-type="float" office:value="52143" table:style-name="ce5">
            <text:p>52.143</text:p>
          </table:table-cell>
          <table:table-cell office:value-type="float" office:value="46804" table:style-name="ce5">
            <text:p>46.804</text:p>
          </table:table-cell>
          <table:table-cell office:value-type="date" office:date-value="2021-08-12T00:00:00" table:style-name="ce8">
            <text:p>1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9368" table:style-name="ce5">
            <text:p>49.368</text:p>
          </table:table-cell>
          <table:table-cell office:value-type="float" office:value="58300" table:style-name="ce5">
            <text:p>58.300</text:p>
          </table:table-cell>
          <table:table-cell office:value-type="float" office:value="103900" table:style-name="ce5">
            <text:p>103.900</text:p>
          </table:table-cell>
          <table:table-cell office:value-type="float" office:value="2000" table:style-name="ce5">
            <text:p>2.000</text:p>
          </table:table-cell>
          <table:table-cell office:value-type="float" office:value="213568" table:style-name="ce6">
            <text:p>213.568</text:p>
          </table:table-cell>
          <table:table-cell office:value-type="float" office:value="168847" table:style-name="ce6">
            <text:p>168.847</text:p>
          </table:table-cell>
          <table:table-cell office:value-type="percentage" office:value="0.79060065178303862" table:style-name="ce7">
            <text:p>79,1%</text:p>
          </table:table-cell>
          <table:table-cell office:value-type="float" office:value="91003" table:style-name="ce5">
            <text:p>91.003</text:p>
          </table:table-cell>
          <table:table-cell office:value-type="float" office:value="79027" table:style-name="ce5">
            <text:p>79.027</text:p>
          </table:table-cell>
          <table:table-cell office:value-type="date" office:date-value="2021-08-12T00:00:00" table:style-name="ce8">
            <text:p>1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4180" table:style-name="ce5">
            <text:p>4.180</text:p>
          </table:table-cell>
          <table:table-cell office:value-type="float" office:value="0" table:style-name="ce5">
            <text:p>0</text:p>
          </table:table-cell>
          <table:table-cell office:value-type="float" office:value="2710" table:style-name="ce5">
            <text:p>2.710</text:p>
          </table:table-cell>
          <table:table-cell office:value-type="float" office:value="6890" table:style-name="ce6">
            <text:p>6.890</text:p>
          </table:table-cell>
          <table:table-cell office:value-type="float" office:value="4595" table:style-name="ce6">
            <text:p>4.595</text:p>
          </table:table-cell>
          <table:table-cell office:value-type="percentage" office:value="0.66690856313497826" table:style-name="ce7">
            <text:p>66,7%</text:p>
          </table:table-cell>
          <table:table-cell office:value-type="float" office:value="3518" table:style-name="ce5">
            <text:p>3.518</text:p>
          </table:table-cell>
          <table:table-cell office:value-type="float" office:value="3000" table:style-name="ce5">
            <text:p>3.000</text:p>
          </table:table-cell>
          <table:table-cell office:value-type="date" office:date-value="2021-08-12T00:00:00" table:style-name="ce8">
            <text:p>1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43947177" table:style-name="ce11">
            <text:p>43.947.177</text:p>
          </table:table-cell>
          <table:table-cell office:value-type="float" office:value="7148680" table:style-name="ce12">
            <text:p>7.148.680</text:p>
          </table:table-cell>
          <table:table-cell office:value-type="float" office:value="10084400" table:style-name="ce13">
            <text:p>10.084.400</text:p>
          </table:table-cell>
          <table:table-cell office:value-type="float" office:value="2648335" table:style-name="ce14">
            <text:p>2.648.335</text:p>
          </table:table-cell>
          <table:table-cell office:value-type="float" office:value="63828592" table:style-name="ce15">
            <text:p>63.828.592</text:p>
          </table:table-cell>
          <table:table-cell office:value-type="float" office:value="60919867" table:style-name="ce15">
            <text:p>60.919.867</text:p>
          </table:table-cell>
          <table:table-cell office:value-type="percentage" office:value="0.95442912167011296" table:style-name="ce16">
            <text:p>95,4%</text:p>
          </table:table-cell>
          <table:table-cell office:value-type="float" office:value="34455543" table:style-name="ce15">
            <text:p>34.455.543</text:p>
          </table:table-cell>
          <table:table-cell office:value-type="float" office:value="29526380" table:style-name="ce15">
            <text:p>29.526.380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374289" table:style-name="ce23">
            <text:p>4.374.289</text:p>
          </table:table-cell>
          <table:table-cell office:value-type="percentage" office:value="0.94473431804688324" table:style-name="ce24">
            <text:p>94,5%</text:p>
          </table:table-cell>
          <table:table-cell office:value-type="float" office:value="4167982" table:style-name="ce23">
            <text:p>4.167.982</text:p>
          </table:table-cell>
          <table:table-cell office:value-type="percentage" office:value="0.90017729336166052" table:style-name="ce24">
            <text:p>90,0%</text:p>
          </table:table-cell>
          <table:table-cell office:value-type="date" office:date-value="2021-08-12T00:00:00" table:style-name="ce25">
            <text:p>12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731690" table:style-name="ce5">
            <text:p>731.690</text:p>
          </table:table-cell>
          <table:table-cell office:value-type="percentage" office:value="0.9293213334044591" table:style-name="ce26">
            <text:p>92,9%</text:p>
          </table:table-cell>
          <table:table-cell office:value-type="float" office:value="712200" table:style-name="ce5">
            <text:p>712.200</text:p>
          </table:table-cell>
          <table:table-cell office:value-type="percentage" office:value="0.90456703474238509" table:style-name="ce26">
            <text:p>90,5%</text:p>
          </table:table-cell>
          <table:table-cell office:value-type="date" office:date-value="2021-08-12T00:00:00" table:style-name="ce8">
            <text:p>12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644600" table:style-name="ce5">
            <text:p>644.600</text:p>
          </table:table-cell>
          <table:table-cell office:value-type="percentage" office:value="0.9530357129656325" table:style-name="ce26">
            <text:p>95,3%</text:p>
          </table:table-cell>
          <table:table-cell office:value-type="float" office:value="628361" table:style-name="ce5">
            <text:p>628.361</text:p>
          </table:table-cell>
          <table:table-cell office:value-type="percentage" office:value="0.92902648717778125" table:style-name="ce26">
            <text:p>92,9%</text:p>
          </table:table-cell>
          <table:table-cell office:value-type="date" office:date-value="2021-08-12T00:00:00" table:style-name="ce8">
            <text:p>12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540780" table:style-name="ce5">
            <text:p>540.780</text:p>
          </table:table-cell>
          <table:table-cell office:value-type="percentage" office:value="0.87327091454611805" table:style-name="ce26">
            <text:p>87,3%</text:p>
          </table:table-cell>
          <table:table-cell office:value-type="float" office:value="521374" table:style-name="ce5">
            <text:p>521.374</text:p>
          </table:table-cell>
          <table:table-cell office:value-type="percentage" office:value="0.84193341063014127" table:style-name="ce26">
            <text:p>84,2%</text:p>
          </table:table-cell>
          <table:table-cell office:value-type="date" office:date-value="2021-08-12T00:00:00" table:style-name="ce8">
            <text:p>12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1079174" table:style-name="ce5">
            <text:p>1.079.174</text:p>
          </table:table-cell>
          <table:table-cell office:value-type="percentage" office:value="0.88580680377084364" table:style-name="ce26">
            <text:p>88,6%</text:p>
          </table:table-cell>
          <table:table-cell office:value-type="float" office:value="1037139" table:style-name="ce5">
            <text:p>1.037.139</text:p>
          </table:table-cell>
          <table:table-cell office:value-type="percentage" office:value="0.85130366618922348" table:style-name="ce26">
            <text:p>85,1%</text:p>
          </table:table-cell>
          <table:table-cell office:value-type="date" office:date-value="2021-08-12T00:00:00" table:style-name="ce8">
            <text:p>12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339174" table:style-name="ce5">
            <text:p>339.174</text:p>
          </table:table-cell>
          <table:table-cell office:value-type="percentage" office:value="0.94428513360765731" table:style-name="ce26">
            <text:p>94,4%</text:p>
          </table:table-cell>
          <table:table-cell office:value-type="float" office:value="331555" table:style-name="ce5">
            <text:p>331.555</text:p>
          </table:table-cell>
          <table:table-cell office:value-type="percentage" office:value="0.9230732823662392" table:style-name="ce26">
            <text:p>92,3%</text:p>
          </table:table-cell>
          <table:table-cell office:value-type="date" office:date-value="2021-08-12T00:00:00" table:style-name="ce8">
            <text:p>12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452647" table:style-name="ce5">
            <text:p>1.452.647</text:p>
          </table:table-cell>
          <table:table-cell office:value-type="percentage" office:value="0.94812749898506776" table:style-name="ce26">
            <text:p>94,8%</text:p>
          </table:table-cell>
          <table:table-cell office:value-type="float" office:value="1421828" table:style-name="ce5">
            <text:p>1.421.828</text:p>
          </table:table-cell>
          <table:table-cell office:value-type="percentage" office:value="0.9280122601202776" table:style-name="ce26">
            <text:p>92,8%</text:p>
          </table:table-cell>
          <table:table-cell office:value-type="date" office:date-value="2021-08-12T00:00:00" table:style-name="ce8">
            <text:p>12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1075922" table:style-name="ce5">
            <text:p>1.075.922</text:p>
          </table:table-cell>
          <table:table-cell office:value-type="percentage" office:value="0.93491608606717636" table:style-name="ce26">
            <text:p>93,5%</text:p>
          </table:table-cell>
          <table:table-cell office:value-type="float" office:value="1031985" table:style-name="ce5">
            <text:p>1.031.985</text:p>
          </table:table-cell>
          <table:table-cell office:value-type="percentage" office:value="0.8967372886510685" table:style-name="ce26">
            <text:p>89,7%</text:p>
          </table:table-cell>
          <table:table-cell office:value-type="date" office:date-value="2021-08-12T00:00:00" table:style-name="ce8">
            <text:p>12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907210" table:style-name="ce5">
            <text:p>3.907.210</text:p>
          </table:table-cell>
          <table:table-cell office:value-type="percentage" office:value="0.90264835777422159" table:style-name="ce26">
            <text:p>90,3%</text:p>
          </table:table-cell>
          <table:table-cell office:value-type="float" office:value="3750101" table:style-name="ce5">
            <text:p>3.750.101</text:p>
          </table:table-cell>
          <table:table-cell office:value-type="percentage" office:value="0.86635284746339869" table:style-name="ce26">
            <text:p>86,6%</text:p>
          </table:table-cell>
          <table:table-cell office:value-type="date" office:date-value="2021-08-12T00:00:00" table:style-name="ce8">
            <text:p>12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719944" table:style-name="ce5">
            <text:p>2.719.944</text:p>
          </table:table-cell>
          <table:table-cell office:value-type="percentage" office:value="0.9382213371792002" table:style-name="ce26">
            <text:p>93,8%</text:p>
          </table:table-cell>
          <table:table-cell office:value-type="float" office:value="2652410" table:style-name="ce5">
            <text:p>2.652.410</text:p>
          </table:table-cell>
          <table:table-cell office:value-type="percentage" office:value="0.91492606353200001" table:style-name="ce26">
            <text:p>91,5%</text:p>
          </table:table-cell>
          <table:table-cell office:value-type="date" office:date-value="2021-08-12T00:00:00" table:style-name="ce8">
            <text:p>12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608264" table:style-name="ce5">
            <text:p>608.264</text:p>
          </table:table-cell>
          <table:table-cell office:value-type="percentage" office:value="0.97809251826695487" table:style-name="ce26">
            <text:p>97,8%</text:p>
          </table:table-cell>
          <table:table-cell office:value-type="float" office:value="597382" table:style-name="ce5">
            <text:p>597.382</text:p>
          </table:table-cell>
          <table:table-cell office:value-type="percentage" office:value="0.96059419059380469" table:style-name="ce26">
            <text:p>96,1%</text:p>
          </table:table-cell>
          <table:table-cell office:value-type="date" office:date-value="2021-08-12T00:00:00" table:style-name="ce8">
            <text:p>12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652511" table:style-name="ce5">
            <text:p>1.652.511</text:p>
          </table:table-cell>
          <table:table-cell office:value-type="percentage" office:value="0.96070579576431847" table:style-name="ce26">
            <text:p>96,1%</text:p>
          </table:table-cell>
          <table:table-cell office:value-type="float" office:value="1628354" table:style-name="ce5">
            <text:p>1.628.354</text:p>
          </table:table-cell>
          <table:table-cell office:value-type="percentage" office:value="0.94666185299584149" table:style-name="ce26">
            <text:p>94,7%</text:p>
          </table:table-cell>
          <table:table-cell office:value-type="date" office:date-value="2021-08-12T00:00:00" table:style-name="ce8">
            <text:p>12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79259" table:style-name="ce5">
            <text:p>179.259</text:p>
          </table:table-cell>
          <table:table-cell office:value-type="percentage" office:value="0.95016458091497447" table:style-name="ce26">
            <text:p>95,0%</text:p>
          </table:table-cell>
          <table:table-cell office:value-type="float" office:value="173319" table:style-name="ce5">
            <text:p>173.319</text:p>
          </table:table-cell>
          <table:table-cell office:value-type="percentage" office:value="0.91867953631116128" table:style-name="ce26">
            <text:p>91,9%</text:p>
          </table:table-cell>
          <table:table-cell office:value-type="date" office:date-value="2021-08-12T00:00:00" table:style-name="ce8">
            <text:p>12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3463180" table:style-name="ce5">
            <text:p>3.463.180</text:p>
          </table:table-cell>
          <table:table-cell office:value-type="percentage" office:value="0.92789930015968791" table:style-name="ce26">
            <text:p>92,8%</text:p>
          </table:table-cell>
          <table:table-cell office:value-type="float" office:value="3374270" table:style-name="ce5">
            <text:p>3.374.270</text:p>
          </table:table-cell>
          <table:table-cell office:value-type="percentage" office:value="0.90407740040940121" table:style-name="ce26">
            <text:p>90,4%</text:p>
          </table:table-cell>
          <table:table-cell office:value-type="date" office:date-value="2021-08-12T00:00:00" table:style-name="ce8">
            <text:p>12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745995" table:style-name="ce5">
            <text:p>745.995</text:p>
          </table:table-cell>
          <table:table-cell office:value-type="percentage" office:value="0.94790671315591513" table:style-name="ce26">
            <text:p>94,8%</text:p>
          </table:table-cell>
          <table:table-cell office:value-type="float" office:value="693958" table:style-name="ce5">
            <text:p>693.958</text:p>
          </table:table-cell>
          <table:table-cell office:value-type="percentage" office:value="0.8817853294569703" table:style-name="ce26">
            <text:p>88,2%</text:p>
          </table:table-cell>
          <table:table-cell office:value-type="date" office:date-value="2021-08-12T00:00:00" table:style-name="ce8">
            <text:p>12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50201" table:style-name="ce5">
            <text:p>350.201</text:p>
          </table:table-cell>
          <table:table-cell office:value-type="percentage" office:value="0.93263079963142281" table:style-name="ce26">
            <text:p>93,3%</text:p>
          </table:table-cell>
          <table:table-cell office:value-type="float" office:value="342384" table:style-name="ce5">
            <text:p>342.384</text:p>
          </table:table-cell>
          <table:table-cell office:value-type="percentage" office:value="0.91181311218701566" table:style-name="ce26">
            <text:p>91,2%</text:p>
          </table:table-cell>
          <table:table-cell office:value-type="date" office:date-value="2021-08-12T00:00:00" table:style-name="ce8">
            <text:p>12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268721" table:style-name="ce5">
            <text:p>1.268.721</text:p>
          </table:table-cell>
          <table:table-cell office:value-type="percentage" office:value="0.93752937351285048" table:style-name="ce26">
            <text:p>93,8%</text:p>
          </table:table-cell>
          <table:table-cell office:value-type="float" office:value="1247670" table:style-name="ce5">
            <text:p>1.247.670</text:p>
          </table:table-cell>
          <table:table-cell office:value-type="percentage" office:value="0.92197360448103094" table:style-name="ce26">
            <text:p>92,2%</text:p>
          </table:table-cell>
          <table:table-cell office:value-type="date" office:date-value="2021-08-12T00:00:00" table:style-name="ce8">
            <text:p>12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4189" table:style-name="ce5">
            <text:p>34.189</text:p>
          </table:table-cell>
          <table:table-cell office:value-type="percentage" office:value="0.87713582020627023" table:style-name="ce26">
            <text:p>87,7%</text:p>
          </table:table-cell>
          <table:table-cell office:value-type="float" office:value="32901" table:style-name="ce5">
            <text:p>32.901</text:p>
          </table:table-cell>
          <table:table-cell office:value-type="percentage" office:value="0.84409153881676846" table:style-name="ce26">
            <text:p>84,4%</text:p>
          </table:table-cell>
          <table:table-cell office:value-type="date" office:date-value="2021-08-12T00:00:00" table:style-name="ce8">
            <text:p>12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31214" table:style-name="ce5">
            <text:p>31.214</text:p>
          </table:table-cell>
          <table:table-cell office:value-type="percentage" office:value="0.83852249832102077" table:style-name="ce26">
            <text:p>83,9%</text:p>
          </table:table-cell>
          <table:table-cell office:value-type="float" office:value="30307" table:style-name="ce5">
            <text:p>30.307</text:p>
          </table:table-cell>
          <table:table-cell office:value-type="percentage" office:value="0.8141571524513096" table:style-name="ce26">
            <text:p>81,4%</text:p>
          </table:table-cell>
          <table:table-cell office:value-type="date" office:date-value="2021-08-12T00:00:00" table:style-name="ce8">
            <text:p>12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4806" table:style-name="ce5">
            <text:p>34.806</text:p>
          </table:table-cell>
          <table:table-cell office:value-type="string" table:style-name="ce26">
            <text:p>-</text:p>
          </table:table-cell>
          <table:table-cell office:value-type="float" office:value="31502" table:style-name="ce5">
            <text:p>31.502</text:p>
          </table:table-cell>
          <table:table-cell office:value-type="string" table:style-name="ce26">
            <text:p>-</text:p>
          </table:table-cell>
          <table:table-cell office:value-type="date" office:date-value="2021-08-12T00:00:00" table:style-name="ce8">
            <text:p>12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1536" table:style-name="ce5">
            <text:p>1.536</text:p>
          </table:table-cell>
          <table:table-cell office:value-type="string" table:style-name="ce26">
            <text:p>-</text:p>
          </table:table-cell>
          <table:table-cell office:value-type="float" office:value="1400" table:style-name="ce5">
            <text:p>1.400</text:p>
          </table:table-cell>
          <table:table-cell office:value-type="string" table:style-name="ce26">
            <text:p>-</text:p>
          </table:table-cell>
          <table:table-cell office:value-type="date" office:date-value="2021-08-12T00:00:00" table:style-name="ce8">
            <text:p>12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5235306" table:style-name="ce15">
            <text:p>25.235.306</text:p>
          </table:table-cell>
          <table:table-cell office:value-type="percentage" office:value="0.93270308231438248" table:style-name="ce16">
            <text:p>93,3%</text:p>
          </table:table-cell>
          <table:table-cell office:value-type="float" office:value="24408382" table:style-name="ce15">
            <text:p>24.408.382</text:p>
          </table:table-cell>
          <table:table-cell office:value-type="percentage" office:value="0.90213976900882009" table:style-name="ce16">
            <text:p>90,2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2887" table:style-name="ce35">
            <text:p>432.887</text:p>
          </table:table-cell>
          <table:table-cell office:value-type="percentage" office:value="1" table:style-name="ce36">
            <text:p>100,0%</text:p>
          </table:table-cell>
          <table:table-cell office:value-type="float" office:value="650994" table:style-name="ce35">
            <text:p>650.994</text:p>
          </table:table-cell>
          <table:table-cell office:value-type="percentage" office:value="1" table:style-name="ce36">
            <text:p>100,0%</text:p>
          </table:table-cell>
          <table:table-cell office:value-type="float" office:value="913971" table:style-name="ce35">
            <text:p>913.971</text:p>
          </table:table-cell>
          <table:table-cell office:value-type="percentage" office:value="0.99762483531572987" table:style-name="ce36">
            <text:p>99,8%</text:p>
          </table:table-cell>
          <table:table-cell office:value-type="float" office:value="1183849" table:style-name="ce35">
            <text:p>1.183.849</text:p>
          </table:table-cell>
          <table:table-cell office:value-type="percentage" office:value="0.93583347628221192" table:style-name="ce36">
            <text:p>93,6%</text:p>
          </table:table-cell>
          <table:table-cell office:value-type="float" office:value="1192588" table:style-name="ce35">
            <text:p>1.192.588</text:p>
          </table:table-cell>
          <table:table-cell office:value-type="percentage" office:value="0.86100349862899372" table:style-name="ce36">
            <text:p>86,1%</text:p>
          </table:table-cell>
          <table:table-cell office:value-type="float" office:value="844425" table:style-name="ce35">
            <text:p>844.425</text:p>
          </table:table-cell>
          <table:table-cell office:value-type="percentage" office:value="0.74058271364135075" table:style-name="ce36">
            <text:p>74,1%</text:p>
          </table:table-cell>
          <table:table-cell office:value-type="float" office:value="638553" table:style-name="ce35">
            <text:p>638.553</text:p>
          </table:table-cell>
          <table:table-cell office:value-type="percentage" office:value="0.68759798938699568" table:style-name="ce36">
            <text:p>68,8%</text:p>
          </table:table-cell>
          <table:table-cell office:value-type="float" office:value="356422" table:style-name="ce35">
            <text:p>356.422</text:p>
          </table:table-cell>
          <table:table-cell office:value-type="percentage" office:value="0.47339445642024847" table:style-name="ce36">
            <text:p>47,3%</text:p>
          </table:table-cell>
          <table:table-cell office:value-type="float" office:value="6213689" table:style-name="ce35">
            <text:p>6.213.689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83383116556349157" table:style-name="ce36">
            <text:p>83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0980" table:style-name="ce38">
            <text:p>100.980</text:p>
          </table:table-cell>
          <table:table-cell office:value-type="percentage" office:value="1" table:style-name="ce39">
            <text:p>100,0%</text:p>
          </table:table-cell>
          <table:table-cell office:value-type="float" office:value="118742" table:style-name="ce38">
            <text:p>118.742</text:p>
          </table:table-cell>
          <table:table-cell office:value-type="percentage" office:value="0.99820940691858262" table:style-name="ce39">
            <text:p>99,8%</text:p>
          </table:table-cell>
          <table:table-cell office:value-type="float" office:value="152115" table:style-name="ce38">
            <text:p>152.115</text:p>
          </table:table-cell>
          <table:table-cell office:value-type="percentage" office:value="0.97280756169780069" table:style-name="ce39">
            <text:p>97,3%</text:p>
          </table:table-cell>
          <table:table-cell office:value-type="float" office:value="180644" table:style-name="ce38">
            <text:p>180.644</text:p>
          </table:table-cell>
          <table:table-cell office:value-type="percentage" office:value="0.9111194052434608" table:style-name="ce39">
            <text:p>91,1%</text:p>
          </table:table-cell>
          <table:table-cell office:value-type="float" office:value="179209" table:style-name="ce38">
            <text:p>179.209</text:p>
          </table:table-cell>
          <table:table-cell office:value-type="percentage" office:value="0.83375127359346435" table:style-name="ce39">
            <text:p>83,4%</text:p>
          </table:table-cell>
          <table:table-cell office:value-type="float" office:value="112949" table:style-name="ce38">
            <text:p>112.949</text:p>
          </table:table-cell>
          <table:table-cell office:value-type="percentage" office:value="0.68751445649659737" table:style-name="ce39">
            <text:p>68,8%</text:p>
          </table:table-cell>
          <table:table-cell office:value-type="float" office:value="86429" table:style-name="ce38">
            <text:p>86.429</text:p>
          </table:table-cell>
          <table:table-cell office:value-type="percentage" office:value="0.66279399697855079" table:style-name="ce39">
            <text:p>66,3%</text:p>
          </table:table-cell>
          <table:table-cell office:value-type="float" office:value="45537" table:style-name="ce38">
            <text:p>45.537</text:p>
          </table:table-cell>
          <table:table-cell office:value-type="percentage" office:value="0.44163943011764251" table:style-name="ce39">
            <text:p>44,2%</text:p>
          </table:table-cell>
          <table:table-cell office:value-type="float" office:value="976605" table:style-name="ce38">
            <text:p>976.605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82404605723909696" table:style-name="ce39">
            <text:p>82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708" table:style-name="ce38">
            <text:p>88.708</text:p>
          </table:table-cell>
          <table:table-cell office:value-type="percentage" office:value="1" table:style-name="ce39">
            <text:p>100,0%</text:p>
          </table:table-cell>
          <table:table-cell office:value-type="float" office:value="113945" table:style-name="ce38">
            <text:p>113.945</text:p>
          </table:table-cell>
          <table:table-cell office:value-type="percentage" office:value="1" table:style-name="ce39">
            <text:p>100,0%</text:p>
          </table:table-cell>
          <table:table-cell office:value-type="float" office:value="146048" table:style-name="ce38">
            <text:p>146.048</text:p>
          </table:table-cell>
          <table:table-cell office:value-type="percentage" office:value="0.97591746184481332" table:style-name="ce39">
            <text:p>97,6%</text:p>
          </table:table-cell>
          <table:table-cell office:value-type="float" office:value="150088" table:style-name="ce38">
            <text:p>150.088</text:p>
          </table:table-cell>
          <table:table-cell office:value-type="percentage" office:value="0.92279504442190041" table:style-name="ce39">
            <text:p>92,3%</text:p>
          </table:table-cell>
          <table:table-cell office:value-type="float" office:value="145811" table:style-name="ce38">
            <text:p>145.811</text:p>
          </table:table-cell>
          <table:table-cell office:value-type="percentage" office:value="0.87315635984741879" table:style-name="ce39">
            <text:p>87,3%</text:p>
          </table:table-cell>
          <table:table-cell office:value-type="float" office:value="84048" table:style-name="ce38">
            <text:p>84.048</text:p>
          </table:table-cell>
          <table:table-cell office:value-type="percentage" office:value="0.73435793483674239" table:style-name="ce39">
            <text:p>73,4%</text:p>
          </table:table-cell>
          <table:table-cell office:value-type="float" office:value="55309" table:style-name="ce38">
            <text:p>55.309</text:p>
          </table:table-cell>
          <table:table-cell office:value-type="percentage" office:value="0.69913159990393248" table:style-name="ce39">
            <text:p>69,9%</text:p>
          </table:table-cell>
          <table:table-cell office:value-type="float" office:value="31404" table:style-name="ce38">
            <text:p>31.404</text:p>
          </table:table-cell>
          <table:table-cell office:value-type="percentage" office:value="0.4906875" table:style-name="ce39">
            <text:p>49,1%</text:p>
          </table:table-cell>
          <table:table-cell office:value-type="float" office:value="815361" table:style-name="ce38">
            <text:p>815.361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87304575196990775" table:style-name="ce39">
            <text:p>87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1125" table:style-name="ce38">
            <text:p>51.125</text:p>
          </table:table-cell>
          <table:table-cell office:value-type="percentage" office:value="1" table:style-name="ce39">
            <text:p>100,0%</text:p>
          </table:table-cell>
          <table:table-cell office:value-type="float" office:value="78512" table:style-name="ce38">
            <text:p>78.512</text:p>
          </table:table-cell>
          <table:table-cell office:value-type="percentage" office:value="0.97511053703611705" table:style-name="ce39">
            <text:p>97,5%</text:p>
          </table:table-cell>
          <table:table-cell office:value-type="float" office:value="107917" table:style-name="ce38">
            <text:p>107.917</text:p>
          </table:table-cell>
          <table:table-cell office:value-type="percentage" office:value="0.92055002516399242" table:style-name="ce39">
            <text:p>92,1%</text:p>
          </table:table-cell>
          <table:table-cell office:value-type="float" office:value="145013" table:style-name="ce38">
            <text:p>145.013</text:p>
          </table:table-cell>
          <table:table-cell office:value-type="percentage" office:value="0.87464188133681553" table:style-name="ce39">
            <text:p>87,5%</text:p>
          </table:table-cell>
          <table:table-cell office:value-type="float" office:value="158213" table:style-name="ce38">
            <text:p>158.213</text:p>
          </table:table-cell>
          <table:table-cell office:value-type="percentage" office:value="0.76738354383718443" table:style-name="ce39">
            <text:p>76,7%</text:p>
          </table:table-cell>
          <table:table-cell office:value-type="float" office:value="112551" table:style-name="ce38">
            <text:p>112.551</text:p>
          </table:table-cell>
          <table:table-cell office:value-type="percentage" office:value="0.61777733866851092" table:style-name="ce39">
            <text:p>61,8%</text:p>
          </table:table-cell>
          <table:table-cell office:value-type="float" office:value="83103" table:style-name="ce38">
            <text:p>83.103</text:p>
          </table:table-cell>
          <table:table-cell office:value-type="percentage" office:value="0.60244885531600234" table:style-name="ce39">
            <text:p>60,2%</text:p>
          </table:table-cell>
          <table:table-cell office:value-type="float" office:value="58239" table:style-name="ce38">
            <text:p>58.239</text:p>
          </table:table-cell>
          <table:table-cell office:value-type="percentage" office:value="0.60996020108923332" table:style-name="ce39">
            <text:p>61,0%</text:p>
          </table:table-cell>
          <table:table-cell office:value-type="float" office:value="794673" table:style-name="ce38">
            <text:p>794.673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76789867683480095" table:style-name="ce39">
            <text:p>76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2415" table:style-name="ce38">
            <text:p>92.415</text:p>
          </table:table-cell>
          <table:table-cell office:value-type="percentage" office:value="1" table:style-name="ce39">
            <text:p>100,0%</text:p>
          </table:table-cell>
          <table:table-cell office:value-type="float" office:value="150107" table:style-name="ce38">
            <text:p>150.107</text:p>
          </table:table-cell>
          <table:table-cell office:value-type="percentage" office:value="0.97137144003468556" table:style-name="ce39">
            <text:p>97,1%</text:p>
          </table:table-cell>
          <table:table-cell office:value-type="float" office:value="220346" table:style-name="ce38">
            <text:p>220.346</text:p>
          </table:table-cell>
          <table:table-cell office:value-type="percentage" office:value="0.93727561975737161" table:style-name="ce39">
            <text:p>93,7%</text:p>
          </table:table-cell>
          <table:table-cell office:value-type="float" office:value="312883" table:style-name="ce38">
            <text:p>312.883</text:p>
          </table:table-cell>
          <table:table-cell office:value-type="percentage" office:value="0.89264561555667143" table:style-name="ce39">
            <text:p>89,3%</text:p>
          </table:table-cell>
          <table:table-cell office:value-type="float" office:value="303423" table:style-name="ce38">
            <text:p>303.423</text:p>
          </table:table-cell>
          <table:table-cell office:value-type="percentage" office:value="0.78217125003866739" table:style-name="ce39">
            <text:p>78,2%</text:p>
          </table:table-cell>
          <table:table-cell office:value-type="float" office:value="210649" table:style-name="ce38">
            <text:p>210.649</text:p>
          </table:table-cell>
          <table:table-cell office:value-type="percentage" office:value="0.67747174641563801" table:style-name="ce39">
            <text:p>67,7%</text:p>
          </table:table-cell>
          <table:table-cell office:value-type="float" office:value="164818" table:style-name="ce38">
            <text:p>164.818</text:p>
          </table:table-cell>
          <table:table-cell office:value-type="percentage" office:value="0.65469437691659915" table:style-name="ce39">
            <text:p>65,5%</text:p>
          </table:table-cell>
          <table:table-cell office:value-type="float" office:value="108228" table:style-name="ce38">
            <text:p>108.228</text:p>
          </table:table-cell>
          <table:table-cell office:value-type="percentage" office:value="0.60194552745596419" table:style-name="ce39">
            <text:p>60,2%</text:p>
          </table:table-cell>
          <table:table-cell office:value-type="float" office:value="1562869" table:style-name="ce38">
            <text:p>1.562.869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79706738257443233" table:style-name="ce39">
            <text:p>79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316" table:style-name="ce38">
            <text:p>42.316</text:p>
          </table:table-cell>
          <table:table-cell office:value-type="percentage" office:value="1" table:style-name="ce39">
            <text:p>100,0%</text:p>
          </table:table-cell>
          <table:table-cell office:value-type="float" office:value="55881" table:style-name="ce38">
            <text:p>55.881</text:p>
          </table:table-cell>
          <table:table-cell office:value-type="percentage" office:value="1" table:style-name="ce39">
            <text:p>100,0%</text:p>
          </table:table-cell>
          <table:table-cell office:value-type="float" office:value="75505" table:style-name="ce38">
            <text:p>75.505</text:p>
          </table:table-cell>
          <table:table-cell office:value-type="percentage" office:value="0.97621048548710321" table:style-name="ce39">
            <text:p>97,6%</text:p>
          </table:table-cell>
          <table:table-cell office:value-type="float" office:value="82031" table:style-name="ce38">
            <text:p>82.031</text:p>
          </table:table-cell>
          <table:table-cell office:value-type="percentage" office:value="0.91182028366902312" table:style-name="ce39">
            <text:p>91,2%</text:p>
          </table:table-cell>
          <table:table-cell office:value-type="float" office:value="83441" table:style-name="ce38">
            <text:p>83.441</text:p>
          </table:table-cell>
          <table:table-cell office:value-type="percentage" office:value="0.85345048021356462" table:style-name="ce39">
            <text:p>85,3%</text:p>
          </table:table-cell>
          <table:table-cell office:value-type="float" office:value="47805" table:style-name="ce38">
            <text:p>47.805</text:p>
          </table:table-cell>
          <table:table-cell office:value-type="percentage" office:value="0.67834489804606024" table:style-name="ce39">
            <text:p>67,8%</text:p>
          </table:table-cell>
          <table:table-cell office:value-type="float" office:value="27597" table:style-name="ce38">
            <text:p>27.597</text:p>
          </table:table-cell>
          <table:table-cell office:value-type="percentage" office:value="0.54642114642114648" table:style-name="ce39">
            <text:p>54,6%</text:p>
          </table:table-cell>
          <table:table-cell office:value-type="float" office:value="3116" table:style-name="ce38">
            <text:p>3.116</text:p>
          </table:table-cell>
          <table:table-cell office:value-type="percentage" office:value="7.0877783590746771E-2" table:style-name="ce39">
            <text:p>7,1%</text:p>
          </table:table-cell>
          <table:table-cell office:value-type="float" office:value="417692" table:style-name="ce38">
            <text:p>417.692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79692898858482775" table:style-name="ce39">
            <text:p>79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8938" table:style-name="ce38">
            <text:p>228.938</text:p>
          </table:table-cell>
          <table:table-cell office:value-type="percentage" office:value="1" table:style-name="ce39">
            <text:p>100,0%</text:p>
          </table:table-cell>
          <table:table-cell office:value-type="float" office:value="249675" table:style-name="ce38">
            <text:p>249.675</text:p>
          </table:table-cell>
          <table:table-cell office:value-type="percentage" office:value="1" table:style-name="ce39">
            <text:p>100,0%</text:p>
          </table:table-cell>
          <table:table-cell office:value-type="float" office:value="316458" table:style-name="ce38">
            <text:p>316.458</text:p>
          </table:table-cell>
          <table:table-cell office:value-type="percentage" office:value="0.99335478301812763" table:style-name="ce39">
            <text:p>99,3%</text:p>
          </table:table-cell>
          <table:table-cell office:value-type="float" office:value="346007" table:style-name="ce38">
            <text:p>346.007</text:p>
          </table:table-cell>
          <table:table-cell office:value-type="percentage" office:value="0.90773791565553874" table:style-name="ce39">
            <text:p>90,8%</text:p>
          </table:table-cell>
          <table:table-cell office:value-type="float" office:value="311569" table:style-name="ce38">
            <text:p>311.569</text:p>
          </table:table-cell>
          <table:table-cell office:value-type="percentage" office:value="0.85759623456875078" table:style-name="ce39">
            <text:p>85,8%</text:p>
          </table:table-cell>
          <table:table-cell office:value-type="float" office:value="199414" table:style-name="ce38">
            <text:p>199.414</text:p>
          </table:table-cell>
          <table:table-cell office:value-type="percentage" office:value="0.7446850621585388" table:style-name="ce39">
            <text:p>74,5%</text:p>
          </table:table-cell>
          <table:table-cell office:value-type="float" office:value="148706" table:style-name="ce38">
            <text:p>148.706</text:p>
          </table:table-cell>
          <table:table-cell office:value-type="percentage" office:value="0.70474773229197274" table:style-name="ce39">
            <text:p>70,5%</text:p>
          </table:table-cell>
          <table:table-cell office:value-type="float" office:value="42688" table:style-name="ce38">
            <text:p>42.688</text:p>
          </table:table-cell>
          <table:table-cell office:value-type="percentage" office:value="0.25818001475729097" table:style-name="ce39">
            <text:p>25,8%</text:p>
          </table:table-cell>
          <table:table-cell office:value-type="float" office:value="1843455" table:style-name="ce38">
            <text:p>1.843.455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84707752269612036" table:style-name="ce39">
            <text:p>84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629" table:style-name="ce38">
            <text:p>137.629</text:p>
          </table:table-cell>
          <table:table-cell office:value-type="percentage" office:value="1" table:style-name="ce39">
            <text:p>100,0%</text:p>
          </table:table-cell>
          <table:table-cell office:value-type="float" office:value="157815" table:style-name="ce38">
            <text:p>157.815</text:p>
          </table:table-cell>
          <table:table-cell office:value-type="percentage" office:value="0.99191708411637891" table:style-name="ce39">
            <text:p>99,2%</text:p>
          </table:table-cell>
          <table:table-cell office:value-type="float" office:value="219264" table:style-name="ce38">
            <text:p>219.264</text:p>
          </table:table-cell>
          <table:table-cell office:value-type="percentage" office:value="1" table:style-name="ce39">
            <text:p>100,0%</text:p>
          </table:table-cell>
          <table:table-cell office:value-type="float" office:value="281433" table:style-name="ce38">
            <text:p>281.433</text:p>
          </table:table-cell>
          <table:table-cell office:value-type="percentage" office:value="0.91529475279532191" table:style-name="ce39">
            <text:p>91,5%</text:p>
          </table:table-cell>
          <table:table-cell office:value-type="float" office:value="279781" table:style-name="ce38">
            <text:p>279.781</text:p>
          </table:table-cell>
          <table:table-cell office:value-type="percentage" office:value="0.84626971763887415" table:style-name="ce39">
            <text:p>84,6%</text:p>
          </table:table-cell>
          <table:table-cell office:value-type="float" office:value="192432" table:style-name="ce38">
            <text:p>192.432</text:p>
          </table:table-cell>
          <table:table-cell office:value-type="percentage" office:value="0.72369791764604119" table:style-name="ce39">
            <text:p>72,4%</text:p>
          </table:table-cell>
          <table:table-cell office:value-type="float" office:value="149777" table:style-name="ce38">
            <text:p>149.777</text:p>
          </table:table-cell>
          <table:table-cell office:value-type="percentage" office:value="0.68677008010491125" table:style-name="ce39">
            <text:p>68,7%</text:p>
          </table:table-cell>
          <table:table-cell office:value-type="float" office:value="66761" table:style-name="ce38">
            <text:p>66.761</text:p>
          </table:table-cell>
          <table:table-cell office:value-type="percentage" office:value="0.383745660221185" table:style-name="ce39">
            <text:p>38,4%</text:p>
          </table:table-cell>
          <table:table-cell office:value-type="float" office:value="1484892" table:style-name="ce38">
            <text:p>1.484.892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82093384284690707" table:style-name="ce39">
            <text:p>82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7424" table:style-name="ce38">
            <text:p>457.424</text:p>
          </table:table-cell>
          <table:table-cell office:value-type="percentage" office:value="1" table:style-name="ce39">
            <text:p>100,0%</text:p>
          </table:table-cell>
          <table:table-cell office:value-type="float" office:value="614967" table:style-name="ce38">
            <text:p>614.967</text:p>
          </table:table-cell>
          <table:table-cell office:value-type="percentage" office:value="0.9680068378005704" table:style-name="ce39">
            <text:p>96,8%</text:p>
          </table:table-cell>
          <table:table-cell office:value-type="float" office:value="784511" table:style-name="ce38">
            <text:p>784.511</text:p>
          </table:table-cell>
          <table:table-cell office:value-type="percentage" office:value="0.93663560908517829" table:style-name="ce39">
            <text:p>93,7%</text:p>
          </table:table-cell>
          <table:table-cell office:value-type="float" office:value="986294" table:style-name="ce38">
            <text:p>986.294</text:p>
          </table:table-cell>
          <table:table-cell office:value-type="percentage" office:value="0.90338163366245949" table:style-name="ce39">
            <text:p>90,3%</text:p>
          </table:table-cell>
          <table:table-cell office:value-type="float" office:value="1064014" table:style-name="ce38">
            <text:p>1.064.014</text:p>
          </table:table-cell>
          <table:table-cell office:value-type="percentage" office:value="0.80805768726908189" table:style-name="ce39">
            <text:p>80,8%</text:p>
          </table:table-cell>
          <table:table-cell office:value-type="float" office:value="678667" table:style-name="ce38">
            <text:p>678.667</text:p>
          </table:table-cell>
          <table:table-cell office:value-type="percentage" office:value="0.64965845085253271" table:style-name="ce39">
            <text:p>65,0%</text:p>
          </table:table-cell>
          <table:table-cell office:value-type="float" office:value="516175" table:style-name="ce38">
            <text:p>516.175</text:p>
          </table:table-cell>
          <table:table-cell office:value-type="percentage" office:value="0.61527412731618059" table:style-name="ce39">
            <text:p>61,5%</text:p>
          </table:table-cell>
          <table:table-cell office:value-type="float" office:value="316894" table:style-name="ce38">
            <text:p>316.894</text:p>
          </table:table-cell>
          <table:table-cell office:value-type="percentage" office:value="0.4829479125709043" table:style-name="ce39">
            <text:p>48,3%</text:p>
          </table:table-cell>
          <table:table-cell office:value-type="float" office:value="5418946" table:style-name="ce38">
            <text:p>5.418.946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78897233109505038" table:style-name="ce39">
            <text:p>78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6070" table:style-name="ce38">
            <text:p>296.070</text:p>
          </table:table-cell>
          <table:table-cell office:value-type="percentage" office:value="1" table:style-name="ce39">
            <text:p>100,0%</text:p>
          </table:table-cell>
          <table:table-cell office:value-type="float" office:value="432039" table:style-name="ce38">
            <text:p>432.039</text:p>
          </table:table-cell>
          <table:table-cell office:value-type="percentage" office:value="0.98670128944736013" table:style-name="ce39">
            <text:p>98,7%</text:p>
          </table:table-cell>
          <table:table-cell office:value-type="float" office:value="556978" table:style-name="ce38">
            <text:p>556.978</text:p>
          </table:table-cell>
          <table:table-cell office:value-type="percentage" office:value="0.95910305685277786" table:style-name="ce39">
            <text:p>95,9%</text:p>
          </table:table-cell>
          <table:table-cell office:value-type="float" office:value="704771" table:style-name="ce38">
            <text:p>704.771</text:p>
          </table:table-cell>
          <table:table-cell office:value-type="percentage" office:value="0.93677940914540614" table:style-name="ce39">
            <text:p>93,7%</text:p>
          </table:table-cell>
          <table:table-cell office:value-type="float" office:value="730086" table:style-name="ce38">
            <text:p>730.086</text:p>
          </table:table-cell>
          <table:table-cell office:value-type="percentage" office:value="0.85732302474905708" table:style-name="ce39">
            <text:p>85,7%</text:p>
          </table:table-cell>
          <table:table-cell office:value-type="float" office:value="456095" table:style-name="ce38">
            <text:p>456.095</text:p>
          </table:table-cell>
          <table:table-cell office:value-type="percentage" office:value="0.70302685588947511" table:style-name="ce39">
            <text:p>70,3%</text:p>
          </table:table-cell>
          <table:table-cell office:value-type="float" office:value="342766" table:style-name="ce38">
            <text:p>342.766</text:p>
          </table:table-cell>
          <table:table-cell office:value-type="percentage" office:value="0.6641130266640316" table:style-name="ce39">
            <text:p>66,4%</text:p>
          </table:table-cell>
          <table:table-cell office:value-type="float" office:value="123456" table:style-name="ce38">
            <text:p>123.456</text:p>
          </table:table-cell>
          <table:table-cell office:value-type="percentage" office:value="0.29080561843540281" table:style-name="ce39">
            <text:p>29,1%</text:p>
          </table:table-cell>
          <table:table-cell office:value-type="float" office:value="3642261" table:style-name="ce38">
            <text:p>3.642.261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81147248977878594" table:style-name="ce39">
            <text:p>81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8123" table:style-name="ce38">
            <text:p>78.123</text:p>
          </table:table-cell>
          <table:table-cell office:value-type="percentage" office:value="1" table:style-name="ce39">
            <text:p>100,0%</text:p>
          </table:table-cell>
          <table:table-cell office:value-type="float" office:value="95741" table:style-name="ce38">
            <text:p>95.741</text:p>
          </table:table-cell>
          <table:table-cell office:value-type="percentage" office:value="1" table:style-name="ce39">
            <text:p>100,0%</text:p>
          </table:table-cell>
          <table:table-cell office:value-type="float" office:value="131656" table:style-name="ce38">
            <text:p>131.656</text:p>
          </table:table-cell>
          <table:table-cell office:value-type="percentage" office:value="1" table:style-name="ce39">
            <text:p>100,0%</text:p>
          </table:table-cell>
          <table:table-cell office:value-type="float" office:value="159376" table:style-name="ce38">
            <text:p>159.376</text:p>
          </table:table-cell>
          <table:table-cell office:value-type="percentage" office:value="0.94184947049924361" table:style-name="ce39">
            <text:p>94,2%</text:p>
          </table:table-cell>
          <table:table-cell office:value-type="float" office:value="143368" table:style-name="ce38">
            <text:p>143.368</text:p>
          </table:table-cell>
          <table:table-cell office:value-type="percentage" office:value="0.89889274831655108" table:style-name="ce39">
            <text:p>89,9%</text:p>
          </table:table-cell>
          <table:table-cell office:value-type="float" office:value="107206" table:style-name="ce38">
            <text:p>107.206</text:p>
          </table:table-cell>
          <table:table-cell office:value-type="percentage" office:value="0.80316753946313657" table:style-name="ce39">
            <text:p>80,3%</text:p>
          </table:table-cell>
          <table:table-cell office:value-type="float" office:value="76779" table:style-name="ce38">
            <text:p>76.779</text:p>
          </table:table-cell>
          <table:table-cell office:value-type="percentage" office:value="0.67754147546770205" table:style-name="ce39">
            <text:p>67,8%</text:p>
          </table:table-cell>
          <table:table-cell office:value-type="float" office:value="19590" table:style-name="ce38">
            <text:p>19.590</text:p>
          </table:table-cell>
          <table:table-cell office:value-type="percentage" office:value="0.23115044247787611" table:style-name="ce39">
            <text:p>23,1%</text:p>
          </table:table-cell>
          <table:table-cell office:value-type="float" office:value="811839" table:style-name="ce38">
            <text:p>811.839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85148677888523316" table:style-name="ce39">
            <text:p>85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1565" table:style-name="ce38">
            <text:p>241.565</text:p>
          </table:table-cell>
          <table:table-cell office:value-type="percentage" office:value="1" table:style-name="ce39">
            <text:p>100,0%</text:p>
          </table:table-cell>
          <table:table-cell office:value-type="float" office:value="290154" table:style-name="ce38">
            <text:p>290.154</text:p>
          </table:table-cell>
          <table:table-cell office:value-type="percentage" office:value="1" table:style-name="ce39">
            <text:p>100,0%</text:p>
          </table:table-cell>
          <table:table-cell office:value-type="float" office:value="340914" table:style-name="ce38">
            <text:p>340.914</text:p>
          </table:table-cell>
          <table:table-cell office:value-type="percentage" office:value="0.9826678234902444" table:style-name="ce39">
            <text:p>98,3%</text:p>
          </table:table-cell>
          <table:table-cell office:value-type="float" office:value="384258" table:style-name="ce38">
            <text:p>384.258</text:p>
          </table:table-cell>
          <table:table-cell office:value-type="percentage" office:value="0.94670710465176444" table:style-name="ce39">
            <text:p>94,7%</text:p>
          </table:table-cell>
          <table:table-cell office:value-type="float" office:value="395620" table:style-name="ce38">
            <text:p>395.620</text:p>
          </table:table-cell>
          <table:table-cell office:value-type="percentage" office:value="0.89260211045956761" table:style-name="ce39">
            <text:p>89,3%</text:p>
          </table:table-cell>
          <table:table-cell office:value-type="float" office:value="239483" table:style-name="ce38">
            <text:p>239.483</text:p>
          </table:table-cell>
          <table:table-cell office:value-type="percentage" office:value="0.74049807054865679" table:style-name="ce39">
            <text:p>74,0%</text:p>
          </table:table-cell>
          <table:table-cell office:value-type="float" office:value="151871" table:style-name="ce38">
            <text:p>151.871</text:p>
          </table:table-cell>
          <table:table-cell office:value-type="percentage" office:value="0.65750429689022039" table:style-name="ce39">
            <text:p>65,8%</text:p>
          </table:table-cell>
          <table:table-cell office:value-type="float" office:value="34273" table:style-name="ce38">
            <text:p>34.273</text:p>
          </table:table-cell>
          <table:table-cell office:value-type="percentage" office:value="0.19039815118300954" table:style-name="ce39">
            <text:p>19,0%</text:p>
          </table:table-cell>
          <table:table-cell office:value-type="float" office:value="2078138" table:style-name="ce38">
            <text:p>2.078.138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84666552861950939" table:style-name="ce39">
            <text:p>84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320" table:style-name="ce38">
            <text:p>23.320</text:p>
          </table:table-cell>
          <table:table-cell office:value-type="percentage" office:value="1" table:style-name="ce39">
            <text:p>100,0%</text:p>
          </table:table-cell>
          <table:table-cell office:value-type="float" office:value="28574" table:style-name="ce38">
            <text:p>28.574</text:p>
          </table:table-cell>
          <table:table-cell office:value-type="percentage" office:value="1" table:style-name="ce39">
            <text:p>100,0%</text:p>
          </table:table-cell>
          <table:table-cell office:value-type="float" office:value="37520" table:style-name="ce38">
            <text:p>37.520</text:p>
          </table:table-cell>
          <table:table-cell office:value-type="percentage" office:value="0.99475051699453843" table:style-name="ce39">
            <text:p>99,5%</text:p>
          </table:table-cell>
          <table:table-cell office:value-type="float" office:value="44332" table:style-name="ce38">
            <text:p>44.332</text:p>
          </table:table-cell>
          <table:table-cell office:value-type="percentage" office:value="0.93009399127223902" table:style-name="ce39">
            <text:p>93,0%</text:p>
          </table:table-cell>
          <table:table-cell office:value-type="float" office:value="45513" table:style-name="ce38">
            <text:p>45.513</text:p>
          </table:table-cell>
          <table:table-cell office:value-type="percentage" office:value="0.85959544450110492" table:style-name="ce39">
            <text:p>86,0%</text:p>
          </table:table-cell>
          <table:table-cell office:value-type="float" office:value="27513" table:style-name="ce38">
            <text:p>27.513</text:p>
          </table:table-cell>
          <table:table-cell office:value-type="percentage" office:value="0.6997380401332689" table:style-name="ce39">
            <text:p>70,0%</text:p>
          </table:table-cell>
          <table:table-cell office:value-type="float" office:value="17783" table:style-name="ce38">
            <text:p>17.783</text:p>
          </table:table-cell>
          <table:table-cell office:value-type="percentage" office:value="0.58385317486374677" table:style-name="ce39">
            <text:p>58,4%</text:p>
          </table:table-cell>
          <table:table-cell office:value-type="float" office:value="6241" table:style-name="ce38">
            <text:p>6.241</text:p>
          </table:table-cell>
          <table:table-cell office:value-type="percentage" office:value="0.24443835187216043" table:style-name="ce39">
            <text:p>24,4%</text:p>
          </table:table-cell>
          <table:table-cell office:value-type="float" office:value="230796" table:style-name="ce38">
            <text:p>230.796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81274782547452196" table:style-name="ce39">
            <text:p>81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2753" table:style-name="ce38">
            <text:p>372.753</text:p>
          </table:table-cell>
          <table:table-cell office:value-type="percentage" office:value="1" table:style-name="ce39">
            <text:p>100,0%</text:p>
          </table:table-cell>
          <table:table-cell office:value-type="float" office:value="508512" table:style-name="ce38">
            <text:p>508.512</text:p>
          </table:table-cell>
          <table:table-cell office:value-type="percentage" office:value="0.96660400204531238" table:style-name="ce39">
            <text:p>96,7%</text:p>
          </table:table-cell>
          <table:table-cell office:value-type="float" office:value="679541" table:style-name="ce38">
            <text:p>679.541</text:p>
          </table:table-cell>
          <table:table-cell office:value-type="percentage" office:value="0.96618623306787921" table:style-name="ce39">
            <text:p>96,6%</text:p>
          </table:table-cell>
          <table:table-cell office:value-type="float" office:value="919670" table:style-name="ce38">
            <text:p>919.670</text:p>
          </table:table-cell>
          <table:table-cell office:value-type="percentage" office:value="0.94540097842992732" table:style-name="ce39">
            <text:p>94,5%</text:p>
          </table:table-cell>
          <table:table-cell office:value-type="float" office:value="982704" table:style-name="ce38">
            <text:p>982.704</text:p>
          </table:table-cell>
          <table:table-cell office:value-type="percentage" office:value="0.84282027597598907" table:style-name="ce39">
            <text:p>84,3%</text:p>
          </table:table-cell>
          <table:table-cell office:value-type="float" office:value="663699" table:style-name="ce38">
            <text:p>663.699</text:p>
          </table:table-cell>
          <table:table-cell office:value-type="percentage" office:value="0.69889537087738507" table:style-name="ce39">
            <text:p>69,9%</text:p>
          </table:table-cell>
          <table:table-cell office:value-type="float" office:value="488613" table:style-name="ce38">
            <text:p>488.613</text:p>
          </table:table-cell>
          <table:table-cell office:value-type="percentage" office:value="0.65808680426950406" table:style-name="ce39">
            <text:p>65,8%</text:p>
          </table:table-cell>
          <table:table-cell office:value-type="float" office:value="171948" table:style-name="ce38">
            <text:p>171.948</text:p>
          </table:table-cell>
          <table:table-cell office:value-type="percentage" office:value="0.31063225554700458" table:style-name="ce39">
            <text:p>31,1%</text:p>
          </table:table-cell>
          <table:table-cell office:value-type="float" office:value="4787440" table:style-name="ce38">
            <text:p>4.787.440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80085153122222597" table:style-name="ce39">
            <text:p>80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670" table:style-name="ce38">
            <text:p>73.670</text:p>
          </table:table-cell>
          <table:table-cell office:value-type="percentage" office:value="1" table:style-name="ce39">
            <text:p>100,0%</text:p>
          </table:table-cell>
          <table:table-cell office:value-type="float" office:value="102463" table:style-name="ce38">
            <text:p>102.463</text:p>
          </table:table-cell>
          <table:table-cell office:value-type="percentage" office:value="0.99576283540170463" table:style-name="ce39">
            <text:p>99,6%</text:p>
          </table:table-cell>
          <table:table-cell office:value-type="float" office:value="145345" table:style-name="ce38">
            <text:p>145.345</text:p>
          </table:table-cell>
          <table:table-cell office:value-type="percentage" office:value="0.98935395380813973" table:style-name="ce39">
            <text:p>98,9%</text:p>
          </table:table-cell>
          <table:table-cell office:value-type="float" office:value="202756" table:style-name="ce38">
            <text:p>202.756</text:p>
          </table:table-cell>
          <table:table-cell office:value-type="percentage" office:value="0.95076340173312823" table:style-name="ce39">
            <text:p>95,1%</text:p>
          </table:table-cell>
          <table:table-cell office:value-type="float" office:value="221761" table:style-name="ce38">
            <text:p>221.761</text:p>
          </table:table-cell>
          <table:table-cell office:value-type="percentage" office:value="0.87253548003792936" table:style-name="ce39">
            <text:p>87,3%</text:p>
          </table:table-cell>
          <table:table-cell office:value-type="float" office:value="150125" table:style-name="ce38">
            <text:p>150.125</text:p>
          </table:table-cell>
          <table:table-cell office:value-type="percentage" office:value="0.71829112500777503" table:style-name="ce39">
            <text:p>71,8%</text:p>
          </table:table-cell>
          <table:table-cell office:value-type="float" office:value="118613" table:style-name="ce38">
            <text:p>118.613</text:p>
          </table:table-cell>
          <table:table-cell office:value-type="percentage" office:value="0.6886175746597929" table:style-name="ce39">
            <text:p>68,9%</text:p>
          </table:table-cell>
          <table:table-cell office:value-type="float" office:value="77588" table:style-name="ce38">
            <text:p>77.588</text:p>
          </table:table-cell>
          <table:table-cell office:value-type="percentage" office:value="0.54680254274317452" table:style-name="ce39">
            <text:p>54,7%</text:p>
          </table:table-cell>
          <table:table-cell office:value-type="float" office:value="1092321" table:style-name="ce38">
            <text:p>1.092.321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83374563118208245" table:style-name="ce39">
            <text:p>83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428" table:style-name="ce38">
            <text:p>42.428</text:p>
          </table:table-cell>
          <table:table-cell office:value-type="percentage" office:value="1" table:style-name="ce39">
            <text:p>100,0%</text:p>
          </table:table-cell>
          <table:table-cell office:value-type="float" office:value="55748" table:style-name="ce38">
            <text:p>55.748</text:p>
          </table:table-cell>
          <table:table-cell office:value-type="percentage" office:value="0.99921135646687698" table:style-name="ce39">
            <text:p>99,9%</text:p>
          </table:table-cell>
          <table:table-cell office:value-type="float" office:value="70916" table:style-name="ce38">
            <text:p>70.916</text:p>
          </table:table-cell>
          <table:table-cell office:value-type="percentage" office:value="0.9603488435079357" table:style-name="ce39">
            <text:p>96,0%</text:p>
          </table:table-cell>
          <table:table-cell office:value-type="float" office:value="89446" table:style-name="ce38">
            <text:p>89.446</text:p>
          </table:table-cell>
          <table:table-cell office:value-type="percentage" office:value="0.92504188470846171" table:style-name="ce39">
            <text:p>92,5%</text:p>
          </table:table-cell>
          <table:table-cell office:value-type="float" office:value="91663" table:style-name="ce38">
            <text:p>91.663</text:p>
          </table:table-cell>
          <table:table-cell office:value-type="percentage" office:value="0.84871576452287922" table:style-name="ce39">
            <text:p>84,9%</text:p>
          </table:table-cell>
          <table:table-cell office:value-type="float" office:value="57750" table:style-name="ce38">
            <text:p>57.750</text:p>
          </table:table-cell>
          <table:table-cell office:value-type="percentage" office:value="0.70997405982222983" table:style-name="ce39">
            <text:p>71,0%</text:p>
          </table:table-cell>
          <table:table-cell office:value-type="float" office:value="46172" table:style-name="ce38">
            <text:p>46.172</text:p>
          </table:table-cell>
          <table:table-cell office:value-type="percentage" office:value="0.67773423165558444" table:style-name="ce39">
            <text:p>67,8%</text:p>
          </table:table-cell>
          <table:table-cell office:value-type="float" office:value="22047" table:style-name="ce38">
            <text:p>22.047</text:p>
          </table:table-cell>
          <table:table-cell office:value-type="percentage" office:value="0.39098744413705044" table:style-name="ce39">
            <text:p>39,1%</text:p>
          </table:table-cell>
          <table:table-cell office:value-type="float" office:value="476170" table:style-name="ce38">
            <text:p>476.170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81907065230479192" table:style-name="ce39">
            <text:p>81,9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3790" table:style-name="ce38">
            <text:p>163.790</text:p>
          </table:table-cell>
          <table:table-cell office:value-type="percentage" office:value="1" table:style-name="ce39">
            <text:p>100,0%</text:p>
          </table:table-cell>
          <table:table-cell office:value-type="float" office:value="213098" table:style-name="ce38">
            <text:p>213.098</text:p>
          </table:table-cell>
          <table:table-cell office:value-type="percentage" office:value="1" table:style-name="ce39">
            <text:p>100,0%</text:p>
          </table:table-cell>
          <table:table-cell office:value-type="float" office:value="274732" table:style-name="ce38">
            <text:p>274.732</text:p>
          </table:table-cell>
          <table:table-cell office:value-type="percentage" office:value="0.9807688875085232" table:style-name="ce39">
            <text:p>98,1%</text:p>
          </table:table-cell>
          <table:table-cell office:value-type="float" office:value="312956" table:style-name="ce38">
            <text:p>312.956</text:p>
          </table:table-cell>
          <table:table-cell office:value-type="percentage" office:value="0.92052109407401084" table:style-name="ce39">
            <text:p>92,1%</text:p>
          </table:table-cell>
          <table:table-cell office:value-type="float" office:value="304145" table:style-name="ce38">
            <text:p>304.145</text:p>
          </table:table-cell>
          <table:table-cell office:value-type="percentage" office:value="0.83987098662646043" table:style-name="ce39">
            <text:p>84,0%</text:p>
          </table:table-cell>
          <table:table-cell office:value-type="float" office:value="174036" table:style-name="ce38">
            <text:p>174.036</text:p>
          </table:table-cell>
          <table:table-cell office:value-type="percentage" office:value="0.66797419235980238" table:style-name="ce39">
            <text:p>66,8%</text:p>
          </table:table-cell>
          <table:table-cell office:value-type="float" office:value="108876" table:style-name="ce38">
            <text:p>108.876</text:p>
          </table:table-cell>
          <table:table-cell office:value-type="percentage" office:value="0.54023638691238207" table:style-name="ce39">
            <text:p>54,0%</text:p>
          </table:table-cell>
          <table:table-cell office:value-type="float" office:value="55480" table:style-name="ce38">
            <text:p>55.480</text:p>
          </table:table-cell>
          <table:table-cell office:value-type="percentage" office:value="0.32905116069416274" table:style-name="ce39">
            <text:p>32,9%</text:p>
          </table:table-cell>
          <table:table-cell office:value-type="float" office:value="1607113" table:style-name="ce38">
            <text:p>1.607.113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81006006724991597" table:style-name="ce39">
            <text:p>81,0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79" table:style-name="ce38">
            <text:p>2.379</text:p>
          </table:table-cell>
          <table:table-cell office:value-type="percentage" office:value="0.9132437619961612" table:style-name="ce39">
            <text:p>91,3%</text:p>
          </table:table-cell>
          <table:table-cell office:value-type="float" office:value="3856" table:style-name="ce38">
            <text:p>3.856</text:p>
          </table:table-cell>
          <table:table-cell office:value-type="percentage" office:value="0.89300602130616025" table:style-name="ce39">
            <text:p>89,3%</text:p>
          </table:table-cell>
          <table:table-cell office:value-type="float" office:value="7460" table:style-name="ce38">
            <text:p>7.460</text:p>
          </table:table-cell>
          <table:table-cell office:value-type="percentage" office:value="0.94947180857833779" table:style-name="ce39">
            <text:p>94,9%</text:p>
          </table:table-cell>
          <table:table-cell office:value-type="float" office:value="10124" table:style-name="ce38">
            <text:p>10.124</text:p>
          </table:table-cell>
          <table:table-cell office:value-type="percentage" office:value="0.87608168916580131" table:style-name="ce39">
            <text:p>87,6%</text:p>
          </table:table-cell>
          <table:table-cell office:value-type="float" office:value="10370" table:style-name="ce38">
            <text:p>10.370</text:p>
          </table:table-cell>
          <table:table-cell office:value-type="percentage" office:value="0.82028160101249803" table:style-name="ce39">
            <text:p>82,0%</text:p>
          </table:table-cell>
          <table:table-cell office:value-type="float" office:value="8157" table:style-name="ce38">
            <text:p>8.157</text:p>
          </table:table-cell>
          <table:table-cell office:value-type="percentage" office:value="0.68580797040524633" table:style-name="ce39">
            <text:p>68,6%</text:p>
          </table:table-cell>
          <table:table-cell office:value-type="float" office:value="7516" table:style-name="ce38">
            <text:p>7.516</text:p>
          </table:table-cell>
          <table:table-cell office:value-type="percentage" office:value="0.6853287134129662" table:style-name="ce39">
            <text:p>68,5%</text:p>
          </table:table-cell>
          <table:table-cell office:value-type="float" office:value="4757" table:style-name="ce38">
            <text:p>4.757</text:p>
          </table:table-cell>
          <table:table-cell office:value-type="percentage" office:value="0.52125794433486738" table:style-name="ce39">
            <text:p>52,1%</text:p>
          </table:table-cell>
          <table:table-cell office:value-type="float" office:value="54619" table:style-name="ce38">
            <text:p>54.619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76966110054252102" table:style-name="ce39">
            <text:p>77,0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96" table:style-name="ce38">
            <text:p>1.996</text:p>
          </table:table-cell>
          <table:table-cell office:value-type="percentage" office:value="0.8497232865048957" table:style-name="ce39">
            <text:p>85,0%</text:p>
          </table:table-cell>
          <table:table-cell office:value-type="float" office:value="3280" table:style-name="ce38">
            <text:p>3.280</text:p>
          </table:table-cell>
          <table:table-cell office:value-type="percentage" office:value="0.87513340448239063" table:style-name="ce39">
            <text:p>87,5%</text:p>
          </table:table-cell>
          <table:table-cell office:value-type="float" office:value="6983" table:style-name="ce38">
            <text:p>6.983</text:p>
          </table:table-cell>
          <table:table-cell office:value-type="percentage" office:value="0.89216813593969591" table:style-name="ce39">
            <text:p>89,2%</text:p>
          </table:table-cell>
          <table:table-cell office:value-type="float" office:value="9376" table:style-name="ce38">
            <text:p>9.376</text:p>
          </table:table-cell>
          <table:table-cell office:value-type="percentage" office:value="0.82980794760598287" table:style-name="ce39">
            <text:p>83,0%</text:p>
          </table:table-cell>
          <table:table-cell office:value-type="float" office:value="9579" table:style-name="ce38">
            <text:p>9.579</text:p>
          </table:table-cell>
          <table:table-cell office:value-type="percentage" office:value="0.79811698050324942" table:style-name="ce39">
            <text:p>79,8%</text:p>
          </table:table-cell>
          <table:table-cell office:value-type="float" office:value="7914" table:style-name="ce38">
            <text:p>7.914</text:p>
          </table:table-cell>
          <table:table-cell office:value-type="percentage" office:value="0.65227066677655976" table:style-name="ce39">
            <text:p>65,2%</text:p>
          </table:table-cell>
          <table:table-cell office:value-type="float" office:value="7468" table:style-name="ce38">
            <text:p>7.468</text:p>
          </table:table-cell>
          <table:table-cell office:value-type="percentage" office:value="0.62259274697790745" table:style-name="ce39">
            <text:p>62,3%</text:p>
          </table:table-cell>
          <table:table-cell office:value-type="float" office:value="5547" table:style-name="ce38">
            <text:p>5.547</text:p>
          </table:table-cell>
          <table:table-cell office:value-type="percentage" office:value="0.57938165865886782" table:style-name="ce39">
            <text:p>57,9%</text:p>
          </table:table-cell>
          <table:table-cell office:value-type="float" office:value="52143" table:style-name="ce38">
            <text:p>52.143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73516432388230157" table:style-name="ce39">
            <text:p>73,5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32" table:style-name="ce38">
            <text:p>32</text:p>
          </table:table-cell>
          <table:table-cell office:value-type="string" table:style-name="ce39">
            <text:p>-</text:p>
          </table:table-cell>
          <table:table-cell office:value-type="float" office:value="18" table:style-name="ce38">
            <text:p>18</text:p>
          </table:table-cell>
          <table:table-cell office:value-type="string" table:style-name="ce39">
            <text:p>-</text:p>
          </table:table-cell>
          <table:table-cell office:value-type="float" office:value="3505" table:style-name="ce38">
            <text:p>3.505</text:p>
          </table:table-cell>
          <table:table-cell office:value-type="string" table:style-name="ce39">
            <text:p>-</text:p>
          </table:table-cell>
          <table:table-cell office:value-type="float" office:value="9449" table:style-name="ce38">
            <text:p>9.449</text:p>
          </table:table-cell>
          <table:table-cell office:value-type="string" table:style-name="ce39">
            <text:p>-</text:p>
          </table:table-cell>
          <table:table-cell office:value-type="float" office:value="21802" table:style-name="ce38">
            <text:p>21.802</text:p>
          </table:table-cell>
          <table:table-cell office:value-type="string" table:style-name="ce39">
            <text:p>-</text:p>
          </table:table-cell>
          <table:table-cell office:value-type="float" office:value="31304" table:style-name="ce38">
            <text:p>31.304</text:p>
          </table:table-cell>
          <table:table-cell office:value-type="string" table:style-name="ce39">
            <text:p>-</text:p>
          </table:table-cell>
          <table:table-cell office:value-type="float" office:value="23952" table:style-name="ce38">
            <text:p>23.952</text:p>
          </table:table-cell>
          <table:table-cell office:value-type="string" table:style-name="ce39">
            <text:p>-</text:p>
          </table:table-cell>
          <table:table-cell office:value-type="float" office:value="941" table:style-name="ce38">
            <text:p>941</text:p>
          </table:table-cell>
          <table:table-cell office:value-type="string" table:style-name="ce39">
            <text:p>-</text:p>
          </table:table-cell>
          <table:table-cell office:value-type="float" office:value="91003" table:style-name="ce38">
            <text:p>91.003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21" table:style-name="ce41">
            <text:p>21</text:p>
          </table:table-cell>
          <table:table-cell office:value-type="string" table:style-name="ce42">
            <text:p>-</text:p>
          </table:table-cell>
          <table:table-cell office:value-type="float" office:value="22" table:style-name="ce41">
            <text:p>22</text:p>
          </table:table-cell>
          <table:table-cell office:value-type="string" table:style-name="ce42">
            <text:p>-</text:p>
          </table:table-cell>
          <table:table-cell office:value-type="float" office:value="158" table:style-name="ce41">
            <text:p>158</text:p>
          </table:table-cell>
          <table:table-cell office:value-type="string" table:style-name="ce42">
            <text:p>-</text:p>
          </table:table-cell>
          <table:table-cell office:value-type="float" office:value="456" table:style-name="ce41">
            <text:p>456</text:p>
          </table:table-cell>
          <table:table-cell office:value-type="string" table:style-name="ce42">
            <text:p>-</text:p>
          </table:table-cell>
          <table:table-cell office:value-type="float" office:value="879" table:style-name="ce41">
            <text:p>879</text:p>
          </table:table-cell>
          <table:table-cell office:value-type="string" table:style-name="ce42">
            <text:p>-</text:p>
          </table:table-cell>
          <table:table-cell office:value-type="float" office:value="974" table:style-name="ce41">
            <text:p>974</text:p>
          </table:table-cell>
          <table:table-cell office:value-type="string" table:style-name="ce42">
            <text:p>-</text:p>
          </table:table-cell>
          <table:table-cell office:value-type="float" office:value="891" table:style-name="ce41">
            <text:p>891</text:p>
          </table:table-cell>
          <table:table-cell office:value-type="string" table:style-name="ce42">
            <text:p>-</text:p>
          </table:table-cell>
          <table:table-cell office:value-type="float" office:value="117" table:style-name="ce41">
            <text:p>117</text:p>
          </table:table-cell>
          <table:table-cell office:value-type="string" table:style-name="ce42">
            <text:p>-</text:p>
          </table:table-cell>
          <table:table-cell office:value-type="float" office:value="3518" table:style-name="ce41">
            <text:p>3.518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number-columns-repeated="25" table:style-name="ce21"/>
          <table:table-cell table:number-columns-repeated="16339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928569" table:style-name="ce45">
            <text:p>2.928.569</text:p>
          </table:table-cell>
          <table:table-cell office:value-type="percentage" office:value="1" table:style-name="ce46">
            <text:p>100,0%</text:p>
          </table:table-cell>
          <table:table-cell office:value-type="float" office:value="3924143" table:style-name="ce45">
            <text:p>3.924.143</text:p>
          </table:table-cell>
          <table:table-cell office:value-type="percentage" office:value="0.99093394140723146" table:style-name="ce46">
            <text:p>99,1%</text:p>
          </table:table-cell>
          <table:table-cell office:value-type="float" office:value="5191843" table:style-name="ce45">
            <text:p>5.191.843</text:p>
          </table:table-cell>
          <table:table-cell office:value-type="percentage" office:value="0.97280431314603411" table:style-name="ce46">
            <text:p>97,3%</text:p>
          </table:table-cell>
          <table:table-cell office:value-type="float" office:value="6515212" table:style-name="ce45">
            <text:p>6.515.212</text:p>
          </table:table-cell>
          <table:table-cell office:value-type="percentage" office:value="0.92633705969852587" table:style-name="ce46">
            <text:p>92,6%</text:p>
          </table:table-cell>
          <table:table-cell office:value-type="float" office:value="6675539" table:style-name="ce45">
            <text:p>6.675.539</text:p>
          </table:table-cell>
          <table:table-cell office:value-type="percentage" office:value="0.84588969449944929" table:style-name="ce46">
            <text:p>84,6%</text:p>
          </table:table-cell>
          <table:table-cell office:value-type="float" office:value="4407196" table:style-name="ce45">
            <text:p>4.407.196</text:p>
          </table:table-cell>
          <table:table-cell office:value-type="percentage" office:value="0.70736933068374552" table:style-name="ce46">
            <text:p>70,7%</text:p>
          </table:table-cell>
          <table:table-cell office:value-type="float" office:value="3261767" table:style-name="ce45">
            <text:p>3.261.767</text:p>
          </table:table-cell>
          <table:table-cell office:value-type="percentage" office:value="0.65965712367331086" table:style-name="ce46">
            <text:p>66,0%</text:p>
          </table:table-cell>
          <table:table-cell office:value-type="float" office:value="1551274" table:style-name="ce45">
            <text:p>1.551.274</text:p>
          </table:table-cell>
          <table:table-cell office:value-type="percentage" office:value="0.39891984078940806" table:style-name="ce46">
            <text:p>39,9%</text:p>
          </table:table-cell>
          <table:table-cell office:value-type="float" office:value="34455543" table:style-name="ce45">
            <text:p>34.455.543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81803619468807409" table:style-name="ce46">
            <text:p>81,8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5925" table:style-name="ce35">
            <text:p>425.925</text:p>
          </table:table-cell>
          <table:table-cell office:value-type="percentage" office:value="1" table:style-name="ce36">
            <text:p>100,0%</text:p>
          </table:table-cell>
          <table:table-cell office:value-type="float" office:value="644988" table:style-name="ce35">
            <text:p>644.988</text:p>
          </table:table-cell>
          <table:table-cell office:value-type="percentage" office:value="0.99170793734749318" table:style-name="ce36">
            <text:p>99,2%</text:p>
          </table:table-cell>
          <table:table-cell office:value-type="float" office:value="860226" table:style-name="ce35">
            <text:p>860.226</text:p>
          </table:table-cell>
          <table:table-cell office:value-type="percentage" office:value="0.93896066897561203" table:style-name="ce36">
            <text:p>93,9%</text:p>
          </table:table-cell>
          <table:table-cell office:value-type="float" office:value="1120465" table:style-name="ce35">
            <text:p>1.120.465</text:p>
          </table:table-cell>
          <table:table-cell office:value-type="percentage" office:value="0.88572837921267711" table:style-name="ce36">
            <text:p>88,6%</text:p>
          </table:table-cell>
          <table:table-cell office:value-type="float" office:value="1116378" table:style-name="ce35">
            <text:p>1.116.378</text:p>
          </table:table-cell>
          <table:table-cell office:value-type="percentage" office:value="0.8059827566539649" table:style-name="ce36">
            <text:p>80,6%</text:p>
          </table:table-cell>
          <table:table-cell office:value-type="float" office:value="663383" table:style-name="ce35">
            <text:p>663.383</text:p>
          </table:table-cell>
          <table:table-cell office:value-type="percentage" office:value="0.58180416534747337" table:style-name="ce36">
            <text:p>58,2%</text:p>
          </table:table-cell>
          <table:table-cell office:value-type="float" office:value="228831" table:style-name="ce35">
            <text:p>228.831</text:p>
          </table:table-cell>
          <table:table-cell office:value-type="percentage" office:value="0.24640669687467695" table:style-name="ce36">
            <text:p>24,6%</text:p>
          </table:table-cell>
          <table:table-cell office:value-type="float" office:value="8887" table:style-name="ce35">
            <text:p>8.887</text:p>
          </table:table-cell>
          <table:table-cell office:value-type="percentage" office:value="1.1803582646993585E-2" table:style-name="ce36">
            <text:p>1,2%</text:p>
          </table:table-cell>
          <table:table-cell office:value-type="float" office:value="5069083" table:style-name="ce35">
            <text:p>5.069.083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68023349514725961" table:style-name="ce36">
            <text:p>68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9317" table:style-name="ce38">
            <text:p>99.317</text:p>
          </table:table-cell>
          <table:table-cell office:value-type="percentage" office:value="1" table:style-name="ce39">
            <text:p>100,0%</text:p>
          </table:table-cell>
          <table:table-cell office:value-type="float" office:value="117759" table:style-name="ce38">
            <text:p>117.759</text:p>
          </table:table-cell>
          <table:table-cell office:value-type="percentage" office:value="0.98994577781514015" table:style-name="ce39">
            <text:p>99,0%</text:p>
          </table:table-cell>
          <table:table-cell office:value-type="float" office:value="145963" table:style-name="ce38">
            <text:p>145.963</text:p>
          </table:table-cell>
          <table:table-cell office:value-type="percentage" office:value="0.93346422199057344" table:style-name="ce39">
            <text:p>93,3%</text:p>
          </table:table-cell>
          <table:table-cell office:value-type="float" office:value="176432" table:style-name="ce38">
            <text:p>176.432</text:p>
          </table:table-cell>
          <table:table-cell office:value-type="percentage" office:value="0.8898752181412849" table:style-name="ce39">
            <text:p>89,0%</text:p>
          </table:table-cell>
          <table:table-cell office:value-type="float" office:value="172729" table:style-name="ce38">
            <text:p>172.729</text:p>
          </table:table-cell>
          <table:table-cell office:value-type="percentage" office:value="0.80360374610943364" table:style-name="ce39">
            <text:p>80,4%</text:p>
          </table:table-cell>
          <table:table-cell office:value-type="float" office:value="97181" table:style-name="ce38">
            <text:p>97.181</text:p>
          </table:table-cell>
          <table:table-cell office:value-type="percentage" office:value="0.59153549298175134" table:style-name="ce39">
            <text:p>59,2%</text:p>
          </table:table-cell>
          <table:table-cell office:value-type="float" office:value="51624" table:style-name="ce38">
            <text:p>51.624</text:p>
          </table:table-cell>
          <table:table-cell office:value-type="percentage" office:value="0.39588653461246465" table:style-name="ce39">
            <text:p>39,6%</text:p>
          </table:table-cell>
          <table:table-cell office:value-type="float" office:value="16135" table:style-name="ce38">
            <text:p>16.135</text:p>
          </table:table-cell>
          <table:table-cell office:value-type="percentage" office:value="0.15648488492760088" table:style-name="ce39">
            <text:p>15,6%</text:p>
          </table:table-cell>
          <table:table-cell office:value-type="float" office:value="877140" table:style-name="ce38">
            <text:p>877.140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74011883888235419" table:style-name="ce39">
            <text:p>74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735" table:style-name="ce38">
            <text:p>87.735</text:p>
          </table:table-cell>
          <table:table-cell office:value-type="percentage" office:value="0.99896386036025775" table:style-name="ce39">
            <text:p>99,9%</text:p>
          </table:table-cell>
          <table:table-cell office:value-type="float" office:value="113408" table:style-name="ce38">
            <text:p>113.408</text:p>
          </table:table-cell>
          <table:table-cell office:value-type="percentage" office:value="1" table:style-name="ce39">
            <text:p>100,0%</text:p>
          </table:table-cell>
          <table:table-cell office:value-type="float" office:value="142350" table:style-name="ce38">
            <text:p>142.350</text:p>
          </table:table-cell>
          <table:table-cell office:value-type="percentage" office:value="0.95120679977547906" table:style-name="ce39">
            <text:p>95,1%</text:p>
          </table:table-cell>
          <table:table-cell office:value-type="float" office:value="145535" table:style-name="ce38">
            <text:p>145.535</text:p>
          </table:table-cell>
          <table:table-cell office:value-type="percentage" office:value="0.89480156168342095" table:style-name="ce39">
            <text:p>89,5%</text:p>
          </table:table-cell>
          <table:table-cell office:value-type="float" office:value="139333" table:style-name="ce38">
            <text:p>139.333</text:p>
          </table:table-cell>
          <table:table-cell office:value-type="percentage" office:value="0.83436431467187244" table:style-name="ce39">
            <text:p>83,4%</text:p>
          </table:table-cell>
          <table:table-cell office:value-type="float" office:value="68968" table:style-name="ce38">
            <text:p>68.968</text:p>
          </table:table-cell>
          <table:table-cell office:value-type="percentage" office:value="0.60259849193104476" table:style-name="ce39">
            <text:p>60,3%</text:p>
          </table:table-cell>
          <table:table-cell office:value-type="float" office:value="19278" table:style-name="ce38">
            <text:p>19.278</text:p>
          </table:table-cell>
          <table:table-cell office:value-type="percentage" office:value="0.24368292652096421" table:style-name="ce39">
            <text:p>24,4%</text:p>
          </table:table-cell>
          <table:table-cell office:value-type="float" office:value="1527" table:style-name="ce38">
            <text:p>1.527</text:p>
          </table:table-cell>
          <table:table-cell office:value-type="percentage" office:value="2.3859374999999999E-2" table:style-name="ce39">
            <text:p>2,4%</text:p>
          </table:table-cell>
          <table:table-cell office:value-type="float" office:value="718134" table:style-name="ce38">
            <text:p>718.134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76894018483243332" table:style-name="ce39">
            <text:p>76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370" table:style-name="ce38">
            <text:p>50.370</text:p>
          </table:table-cell>
          <table:table-cell office:value-type="percentage" office:value="1" table:style-name="ce39">
            <text:p>100,0%</text:p>
          </table:table-cell>
          <table:table-cell office:value-type="float" office:value="77830" table:style-name="ce38">
            <text:p>77.830</text:p>
          </table:table-cell>
          <table:table-cell office:value-type="percentage" office:value="0.96664017089770982" table:style-name="ce39">
            <text:p>96,7%</text:p>
          </table:table-cell>
          <table:table-cell office:value-type="float" office:value="103427" table:style-name="ce38">
            <text:p>103.427</text:p>
          </table:table-cell>
          <table:table-cell office:value-type="percentage" office:value="0.88224957562419493" table:style-name="ce39">
            <text:p>88,2%</text:p>
          </table:table-cell>
          <table:table-cell office:value-type="float" office:value="140479" table:style-name="ce38">
            <text:p>140.479</text:p>
          </table:table-cell>
          <table:table-cell office:value-type="percentage" office:value="0.84729518628201961" table:style-name="ce39">
            <text:p>84,7%</text:p>
          </table:table-cell>
          <table:table-cell office:value-type="float" office:value="149268" table:style-name="ce38">
            <text:p>149.268</text:p>
          </table:table-cell>
          <table:table-cell office:value-type="percentage" office:value="0.72399743903148828" table:style-name="ce39">
            <text:p>72,4%</text:p>
          </table:table-cell>
          <table:table-cell office:value-type="float" office:value="88121" table:style-name="ce38">
            <text:p>88.121</text:p>
          </table:table-cell>
          <table:table-cell office:value-type="percentage" office:value="0.4836843463035233" table:style-name="ce39">
            <text:p>48,4%</text:p>
          </table:table-cell>
          <table:table-cell office:value-type="float" office:value="58136" table:style-name="ce38">
            <text:p>58.136</text:p>
          </table:table-cell>
          <table:table-cell office:value-type="percentage" office:value="0.42145249452668515" table:style-name="ce39">
            <text:p>42,1%</text:p>
          </table:table-cell>
          <table:table-cell office:value-type="float" office:value="25344" table:style-name="ce38">
            <text:p>25.344</text:p>
          </table:table-cell>
          <table:table-cell office:value-type="percentage" office:value="0.26543778801843321" table:style-name="ce39">
            <text:p>26,5%</text:p>
          </table:table-cell>
          <table:table-cell office:value-type="float" office:value="692975" table:style-name="ce38">
            <text:p>692.975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6696271115032173" table:style-name="ce39">
            <text:p>67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0737" table:style-name="ce38">
            <text:p>90.737</text:p>
          </table:table-cell>
          <table:table-cell office:value-type="percentage" office:value="1" table:style-name="ce39">
            <text:p>100,0%</text:p>
          </table:table-cell>
          <table:table-cell office:value-type="float" office:value="148086" table:style-name="ce38">
            <text:p>148.086</text:p>
          </table:table-cell>
          <table:table-cell office:value-type="percentage" office:value="0.95829315800713122" table:style-name="ce39">
            <text:p>95,8%</text:p>
          </table:table-cell>
          <table:table-cell office:value-type="float" office:value="205751" table:style-name="ce38">
            <text:p>205.751</text:p>
          </table:table-cell>
          <table:table-cell office:value-type="percentage" office:value="0.87519354125193538" table:style-name="ce39">
            <text:p>87,5%</text:p>
          </table:table-cell>
          <table:table-cell office:value-type="float" office:value="305221" table:style-name="ce38">
            <text:p>305.221</text:p>
          </table:table-cell>
          <table:table-cell office:value-type="percentage" office:value="0.87078616423974076" table:style-name="ce39">
            <text:p>87,1%</text:p>
          </table:table-cell>
          <table:table-cell office:value-type="float" office:value="287344" table:style-name="ce38">
            <text:p>287.344</text:p>
          </table:table-cell>
          <table:table-cell office:value-type="percentage" office:value="0.74072240954413748" table:style-name="ce39">
            <text:p>74,1%</text:p>
          </table:table-cell>
          <table:table-cell office:value-type="float" office:value="166394" table:style-name="ce38">
            <text:p>166.394</text:p>
          </table:table-cell>
          <table:table-cell office:value-type="percentage" office:value="0.53514250612670211" table:style-name="ce39">
            <text:p>53,5%</text:p>
          </table:table-cell>
          <table:table-cell office:value-type="float" office:value="82040" table:style-name="ce38">
            <text:p>82.040</text:p>
          </table:table-cell>
          <table:table-cell office:value-type="percentage" office:value="0.32588143699254812" table:style-name="ce39">
            <text:p>32,6%</text:p>
          </table:table-cell>
          <table:table-cell office:value-type="float" office:value="12291" table:style-name="ce38">
            <text:p>12.291</text:p>
          </table:table-cell>
          <table:table-cell office:value-type="percentage" office:value="6.8360428705706994E-2" table:style-name="ce39">
            <text:p>6,8%</text:p>
          </table:table-cell>
          <table:table-cell office:value-type="float" office:value="1297864" table:style-name="ce38">
            <text:p>1.297.864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66191412166828001" table:style-name="ce39">
            <text:p>66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845" table:style-name="ce38">
            <text:p>41.845</text:p>
          </table:table-cell>
          <table:table-cell office:value-type="percentage" office:value="1" table:style-name="ce39">
            <text:p>100,0%</text:p>
          </table:table-cell>
          <table:table-cell office:value-type="float" office:value="55585" table:style-name="ce38">
            <text:p>55.585</text:p>
          </table:table-cell>
          <table:table-cell office:value-type="percentage" office:value="1" table:style-name="ce39">
            <text:p>100,0%</text:p>
          </table:table-cell>
          <table:table-cell office:value-type="float" office:value="74173" table:style-name="ce38">
            <text:p>74.173</text:p>
          </table:table-cell>
          <table:table-cell office:value-type="percentage" office:value="0.95898894563320192" table:style-name="ce39">
            <text:p>95,9%</text:p>
          </table:table-cell>
          <table:table-cell office:value-type="float" office:value="80438" table:style-name="ce38">
            <text:p>80.438</text:p>
          </table:table-cell>
          <table:table-cell office:value-type="percentage" office:value="0.89411320083588997" table:style-name="ce39">
            <text:p>89,4%</text:p>
          </table:table-cell>
          <table:table-cell office:value-type="float" office:value="79514" table:style-name="ce38">
            <text:p>79.514</text:p>
          </table:table-cell>
          <table:table-cell office:value-type="percentage" office:value="0.81328437439270118" table:style-name="ce39">
            <text:p>81,3%</text:p>
          </table:table-cell>
          <table:table-cell office:value-type="float" office:value="26684" table:style-name="ce38">
            <text:p>26.684</text:p>
          </table:table-cell>
          <table:table-cell office:value-type="percentage" office:value="0.37864146552580419" table:style-name="ce39">
            <text:p>37,9%</text:p>
          </table:table-cell>
          <table:table-cell office:value-type="float" office:value="7389" table:style-name="ce38">
            <text:p>7.389</text:p>
          </table:table-cell>
          <table:table-cell office:value-type="percentage" office:value="0.14630234630234631" table:style-name="ce39">
            <text:p>14,6%</text:p>
          </table:table-cell>
          <table:table-cell office:value-type="float" office:value="650" table:style-name="ce38">
            <text:p>650</text:p>
          </table:table-cell>
          <table:table-cell office:value-type="percentage" office:value="1.4785160248390692E-2" table:style-name="ce39">
            <text:p>1,5%</text:p>
          </table:table-cell>
          <table:table-cell office:value-type="float" office:value="366278" table:style-name="ce38">
            <text:p>366.278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69883444279726092" table:style-name="ce39">
            <text:p>69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6046" table:style-name="ce38">
            <text:p>226.046</text:p>
          </table:table-cell>
          <table:table-cell office:value-type="percentage" office:value="1" table:style-name="ce39">
            <text:p>100,0%</text:p>
          </table:table-cell>
          <table:table-cell office:value-type="float" office:value="247973" table:style-name="ce38">
            <text:p>247.973</text:p>
          </table:table-cell>
          <table:table-cell office:value-type="percentage" office:value="1" table:style-name="ce39">
            <text:p>100,0%</text:p>
          </table:table-cell>
          <table:table-cell office:value-type="float" office:value="307406" table:style-name="ce38">
            <text:p>307.406</text:p>
          </table:table-cell>
          <table:table-cell office:value-type="percentage" office:value="0.96494075178529393" table:style-name="ce39">
            <text:p>96,5%</text:p>
          </table:table-cell>
          <table:table-cell office:value-type="float" office:value="339349" table:style-name="ce38">
            <text:p>339.349</text:p>
          </table:table-cell>
          <table:table-cell office:value-type="percentage" office:value="0.89027087295861485" table:style-name="ce39">
            <text:p>89,0%</text:p>
          </table:table-cell>
          <table:table-cell office:value-type="float" office:value="301054" table:style-name="ce38">
            <text:p>301.054</text:p>
          </table:table-cell>
          <table:table-cell office:value-type="percentage" office:value="0.82865361060266163" table:style-name="ce39">
            <text:p>82,9%</text:p>
          </table:table-cell>
          <table:table-cell office:value-type="float" office:value="147665" table:style-name="ce38">
            <text:p>147.665</text:p>
          </table:table-cell>
          <table:table-cell office:value-type="percentage" office:value="0.55143530395880247" table:style-name="ce39">
            <text:p>55,1%</text:p>
          </table:table-cell>
          <table:table-cell office:value-type="float" office:value="46393" table:style-name="ce38">
            <text:p>46.393</text:p>
          </table:table-cell>
          <table:table-cell office:value-type="percentage" office:value="0.21986578580703867" table:style-name="ce39">
            <text:p>22,0%</text:p>
          </table:table-cell>
          <table:table-cell office:value-type="float" office:value="3559" table:style-name="ce38">
            <text:p>3.559</text:p>
          </table:table-cell>
          <table:table-cell office:value-type="percentage" office:value="2.1525081346542317E-2" table:style-name="ce39">
            <text:p>2,2%</text:p>
          </table:table-cell>
          <table:table-cell office:value-type="float" office:value="1619445" table:style-name="ce38">
            <text:p>1.619.445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74414371858419037" table:style-name="ce39">
            <text:p>74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555" table:style-name="ce38">
            <text:p>135.555</text:p>
          </table:table-cell>
          <table:table-cell office:value-type="percentage" office:value="1" table:style-name="ce39">
            <text:p>100,0%</text:p>
          </table:table-cell>
          <table:table-cell office:value-type="float" office:value="156343" table:style-name="ce38">
            <text:p>156.343</text:p>
          </table:table-cell>
          <table:table-cell office:value-type="percentage" office:value="0.98266509952797276" table:style-name="ce39">
            <text:p>98,3%</text:p>
          </table:table-cell>
          <table:table-cell office:value-type="float" office:value="207269" table:style-name="ce38">
            <text:p>207.269</text:p>
          </table:table-cell>
          <table:table-cell office:value-type="percentage" office:value="0.94884272399333469" table:style-name="ce39">
            <text:p>94,9%</text:p>
          </table:table-cell>
          <table:table-cell office:value-type="float" office:value="270285" table:style-name="ce38">
            <text:p>270.285</text:p>
          </table:table-cell>
          <table:table-cell office:value-type="percentage" office:value="0.87903850031546971" table:style-name="ce39">
            <text:p>87,9%</text:p>
          </table:table-cell>
          <table:table-cell office:value-type="float" office:value="262533" table:style-name="ce38">
            <text:p>262.533</text:p>
          </table:table-cell>
          <table:table-cell office:value-type="percentage" office:value="0.7940986978418354" table:style-name="ce39">
            <text:p>79,4%</text:p>
          </table:table-cell>
          <table:table-cell office:value-type="float" office:value="160112" table:style-name="ce38">
            <text:p>160.112</text:p>
          </table:table-cell>
          <table:table-cell office:value-type="percentage" office:value="0.60214892008679921" table:style-name="ce39">
            <text:p>60,2%</text:p>
          </table:table-cell>
          <table:table-cell office:value-type="float" office:value="82501" table:style-name="ce38">
            <text:p>82.501</text:p>
          </table:table-cell>
          <table:table-cell office:value-type="percentage" office:value="0.37829051442301082" table:style-name="ce39">
            <text:p>37,8%</text:p>
          </table:table-cell>
          <table:table-cell office:value-type="float" office:value="8486" table:style-name="ce38">
            <text:p>8.486</text:p>
          </table:table-cell>
          <table:table-cell office:value-type="percentage" office:value="4.8777964270112432E-2" table:style-name="ce39">
            <text:p>4,9%</text:p>
          </table:table-cell>
          <table:table-cell office:value-type="float" office:value="1283084" table:style-name="ce38">
            <text:p>1.283.084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70936275420392925" table:style-name="ce39">
            <text:p>70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49736" table:style-name="ce38">
            <text:p>449.736</text:p>
          </table:table-cell>
          <table:table-cell office:value-type="percentage" office:value="1" table:style-name="ce39">
            <text:p>100,0%</text:p>
          </table:table-cell>
          <table:table-cell office:value-type="float" office:value="606751" table:style-name="ce38">
            <text:p>606.751</text:p>
          </table:table-cell>
          <table:table-cell office:value-type="percentage" office:value="0.95507420209919214" table:style-name="ce39">
            <text:p>95,5%</text:p>
          </table:table-cell>
          <table:table-cell office:value-type="float" office:value="758849" table:style-name="ce38">
            <text:p>758.849</text:p>
          </table:table-cell>
          <table:table-cell office:value-type="percentage" office:value="0.90599748801314262" table:style-name="ce39">
            <text:p>90,6%</text:p>
          </table:table-cell>
          <table:table-cell office:value-type="float" office:value="923822" table:style-name="ce38">
            <text:p>923.822</text:p>
          </table:table-cell>
          <table:table-cell office:value-type="percentage" office:value="0.84616131455055044" table:style-name="ce39">
            <text:p>84,6%</text:p>
          </table:table-cell>
          <table:table-cell office:value-type="float" office:value="1010943" table:style-name="ce38">
            <text:p>1.010.943</text:p>
          </table:table-cell>
          <table:table-cell office:value-type="percentage" office:value="0.76775330262653263" table:style-name="ce39">
            <text:p>76,8%</text:p>
          </table:table-cell>
          <table:table-cell office:value-type="float" office:value="526588" table:style-name="ce38">
            <text:p>526.588</text:p>
          </table:table-cell>
          <table:table-cell office:value-type="percentage" office:value="0.50407982754065472" table:style-name="ce39">
            <text:p>50,4%</text:p>
          </table:table-cell>
          <table:table-cell office:value-type="float" office:value="313504" table:style-name="ce38">
            <text:p>313.504</text:p>
          </table:table-cell>
          <table:table-cell office:value-type="percentage" office:value="0.37369283675135739" table:style-name="ce39">
            <text:p>37,4%</text:p>
          </table:table-cell>
          <table:table-cell office:value-type="float" office:value="100801" table:style-name="ce38">
            <text:p>100.801</text:p>
          </table:table-cell>
          <table:table-cell office:value-type="percentage" office:value="0.15362118732150096" table:style-name="ce39">
            <text:p>15,4%</text:p>
          </table:table-cell>
          <table:table-cell office:value-type="float" office:value="4690994" table:style-name="ce38">
            <text:p>4.690.994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68298604033568422" table:style-name="ce39">
            <text:p>68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1814" table:style-name="ce38">
            <text:p>291.814</text:p>
          </table:table-cell>
          <table:table-cell office:value-type="percentage" office:value="1" table:style-name="ce39">
            <text:p>100,0%</text:p>
          </table:table-cell>
          <table:table-cell office:value-type="float" office:value="428743" table:style-name="ce38">
            <text:p>428.743</text:p>
          </table:table-cell>
          <table:table-cell office:value-type="percentage" office:value="0.97917380361849171" table:style-name="ce39">
            <text:p>97,9%</text:p>
          </table:table-cell>
          <table:table-cell office:value-type="float" office:value="534603" table:style-name="ce38">
            <text:p>534.603</text:p>
          </table:table-cell>
          <table:table-cell office:value-type="percentage" office:value="0.92057383146671079" table:style-name="ce39">
            <text:p>92,1%</text:p>
          </table:table-cell>
          <table:table-cell office:value-type="float" office:value="693182" table:style-name="ce38">
            <text:p>693.182</text:p>
          </table:table-cell>
          <table:table-cell office:value-type="percentage" office:value="0.92137534658808451" table:style-name="ce39">
            <text:p>92,1%</text:p>
          </table:table-cell>
          <table:table-cell office:value-type="float" office:value="704068" table:style-name="ce38">
            <text:p>704.068</text:p>
          </table:table-cell>
          <table:table-cell office:value-type="percentage" office:value="0.82677069193083974" table:style-name="ce39">
            <text:p>82,7%</text:p>
          </table:table-cell>
          <table:table-cell office:value-type="float" office:value="299086" table:style-name="ce38">
            <text:p>299.086</text:p>
          </table:table-cell>
          <table:table-cell office:value-type="percentage" office:value="0.46101248691732988" table:style-name="ce39">
            <text:p>46,1%</text:p>
          </table:table-cell>
          <table:table-cell office:value-type="float" office:value="87292" table:style-name="ce38">
            <text:p>87.292</text:p>
          </table:table-cell>
          <table:table-cell office:value-type="percentage" office:value="0.16912924363430634" table:style-name="ce39">
            <text:p>16,9%</text:p>
          </table:table-cell>
          <table:table-cell office:value-type="float" office:value="12001" table:style-name="ce38">
            <text:p>12.001</text:p>
          </table:table-cell>
          <table:table-cell office:value-type="percentage" office:value="2.8268842558022853E-2" table:style-name="ce39">
            <text:p>2,8%</text:p>
          </table:table-cell>
          <table:table-cell office:value-type="float" office:value="3050789" table:style-name="ce38">
            <text:p>3.050.789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67969630556946159" table:style-name="ce39">
            <text:p>68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6994" table:style-name="ce38">
            <text:p>76.994</text:p>
          </table:table-cell>
          <table:table-cell office:value-type="percentage" office:value="1" table:style-name="ce39">
            <text:p>100,0%</text:p>
          </table:table-cell>
          <table:table-cell office:value-type="float" office:value="94957" table:style-name="ce38">
            <text:p>94.957</text:p>
          </table:table-cell>
          <table:table-cell office:value-type="percentage" office:value="1" table:style-name="ce39">
            <text:p>100,0%</text:p>
          </table:table-cell>
          <table:table-cell office:value-type="float" office:value="128528" table:style-name="ce38">
            <text:p>128.528</text:p>
          </table:table-cell>
          <table:table-cell office:value-type="percentage" office:value="1.0257867307277908" table:style-name="ce39">
            <text:p>102,6%</text:p>
          </table:table-cell>
          <table:table-cell office:value-type="float" office:value="157127" table:style-name="ce38">
            <text:p>157.127</text:p>
          </table:table-cell>
          <table:table-cell office:value-type="percentage" office:value="0.92855876512859303" table:style-name="ce39">
            <text:p>92,9%</text:p>
          </table:table-cell>
          <table:table-cell office:value-type="float" office:value="139776" table:style-name="ce38">
            <text:p>139.776</text:p>
          </table:table-cell>
          <table:table-cell office:value-type="percentage" office:value="0.87637152494764692" table:style-name="ce39">
            <text:p>87,6%</text:p>
          </table:table-cell>
          <table:table-cell office:value-type="float" office:value="91981" table:style-name="ce38">
            <text:p>91.981</text:p>
          </table:table-cell>
          <table:table-cell office:value-type="percentage" office:value="0.68910465316641567" table:style-name="ce39">
            <text:p>68,9%</text:p>
          </table:table-cell>
          <table:table-cell office:value-type="float" office:value="29646" table:style-name="ce38">
            <text:p>29.646</text:p>
          </table:table-cell>
          <table:table-cell office:value-type="percentage" office:value="0.26161313095658312" table:style-name="ce39">
            <text:p>26,2%</text:p>
          </table:table-cell>
          <table:table-cell office:value-type="float" office:value="2283" table:style-name="ce38">
            <text:p>2.283</text:p>
          </table:table-cell>
          <table:table-cell office:value-type="percentage" office:value="2.6938053097345132E-2" table:style-name="ce39">
            <text:p>2,7%</text:p>
          </table:table-cell>
          <table:table-cell office:value-type="float" office:value="721292" table:style-name="ce38">
            <text:p>721.292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75651773530920241" table:style-name="ce39">
            <text:p>75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39639" table:style-name="ce38">
            <text:p>239.639</text:p>
          </table:table-cell>
          <table:table-cell office:value-type="percentage" office:value="1" table:style-name="ce39">
            <text:p>100,0%</text:p>
          </table:table-cell>
          <table:table-cell office:value-type="float" office:value="288641" table:style-name="ce38">
            <text:p>288.641</text:p>
          </table:table-cell>
          <table:table-cell office:value-type="percentage" office:value="0.99613130776292269" table:style-name="ce39">
            <text:p>99,6%</text:p>
          </table:table-cell>
          <table:table-cell office:value-type="float" office:value="335583" table:style-name="ce38">
            <text:p>335.583</text:p>
          </table:table-cell>
          <table:table-cell office:value-type="percentage" office:value="0.96730147840900249" table:style-name="ce39">
            <text:p>96,7%</text:p>
          </table:table-cell>
          <table:table-cell office:value-type="float" office:value="378814" table:style-name="ce38">
            <text:p>378.814</text:p>
          </table:table-cell>
          <table:table-cell office:value-type="percentage" office:value="0.93329457068311783" table:style-name="ce39">
            <text:p>93,3%</text:p>
          </table:table-cell>
          <table:table-cell office:value-type="float" office:value="385677" table:style-name="ce38">
            <text:p>385.677</text:p>
          </table:table-cell>
          <table:table-cell office:value-type="percentage" office:value="0.87016860663190598" table:style-name="ce39">
            <text:p>87,0%</text:p>
          </table:table-cell>
          <table:table-cell office:value-type="float" office:value="160675" table:style-name="ce38">
            <text:p>160.675</text:p>
          </table:table-cell>
          <table:table-cell office:value-type="percentage" office:value="0.49681826052540445" table:style-name="ce39">
            <text:p>49,7%</text:p>
          </table:table-cell>
          <table:table-cell office:value-type="float" office:value="30235" table:style-name="ce38">
            <text:p>30.235</text:p>
          </table:table-cell>
          <table:table-cell office:value-type="percentage" office:value="0.1308982124070811" table:style-name="ce39">
            <text:p>13,1%</text:p>
          </table:table-cell>
          <table:table-cell office:value-type="float" office:value="2393" table:style-name="ce38">
            <text:p>2.393</text:p>
          </table:table-cell>
          <table:table-cell office:value-type="percentage" office:value="1.3293927458376618E-2" table:style-name="ce39">
            <text:p>1,3%</text:p>
          </table:table-cell>
          <table:table-cell office:value-type="float" office:value="1821657" table:style-name="ce38">
            <text:p>1.821.657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74217120656492963" table:style-name="ce39">
            <text:p>74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086" table:style-name="ce38">
            <text:p>23.086</text:p>
          </table:table-cell>
          <table:table-cell office:value-type="percentage" office:value="1" table:style-name="ce39">
            <text:p>100,0%</text:p>
          </table:table-cell>
          <table:table-cell office:value-type="float" office:value="28430" table:style-name="ce38">
            <text:p>28.430</text:p>
          </table:table-cell>
          <table:table-cell office:value-type="percentage" office:value="1" table:style-name="ce39">
            <text:p>100,0%</text:p>
          </table:table-cell>
          <table:table-cell office:value-type="float" office:value="36064" table:style-name="ce38">
            <text:p>36.064</text:p>
          </table:table-cell>
          <table:table-cell office:value-type="percentage" office:value="0.95614825812609361" table:style-name="ce39">
            <text:p>95,6%</text:p>
          </table:table-cell>
          <table:table-cell office:value-type="float" office:value="43160" table:style-name="ce38">
            <text:p>43.160</text:p>
          </table:table-cell>
          <table:table-cell office:value-type="percentage" office:value="0.90550520308828464" table:style-name="ce39">
            <text:p>90,6%</text:p>
          </table:table-cell>
          <table:table-cell office:value-type="float" office:value="42579" table:style-name="ce38">
            <text:p>42.579</text:p>
          </table:table-cell>
          <table:table-cell office:value-type="percentage" office:value="0.80418154003059661" table:style-name="ce39">
            <text:p>80,4%</text:p>
          </table:table-cell>
          <table:table-cell office:value-type="float" office:value="19857" table:style-name="ce38">
            <text:p>19.857</text:p>
          </table:table-cell>
          <table:table-cell office:value-type="percentage" office:value="0.50502301686207685" table:style-name="ce39">
            <text:p>50,5%</text:p>
          </table:table-cell>
          <table:table-cell office:value-type="float" office:value="6668" table:style-name="ce38">
            <text:p>6.668</text:p>
          </table:table-cell>
          <table:table-cell office:value-type="percentage" office:value="0.21892442051349398" table:style-name="ce39">
            <text:p>21,9%</text:p>
          </table:table-cell>
          <table:table-cell office:value-type="float" office:value="1193" table:style-name="ce38">
            <text:p>1.193</text:p>
          </table:table-cell>
          <table:table-cell office:value-type="percentage" office:value="4.672567758107473E-2" table:style-name="ce39">
            <text:p>4,7%</text:p>
          </table:table-cell>
          <table:table-cell office:value-type="float" office:value="201037" table:style-name="ce38">
            <text:p>201.037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70795154417720185" table:style-name="ce39">
            <text:p>70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9126" table:style-name="ce38">
            <text:p>369.126</text:p>
          </table:table-cell>
          <table:table-cell office:value-type="percentage" office:value="1" table:style-name="ce39">
            <text:p>100,0%</text:p>
          </table:table-cell>
          <table:table-cell office:value-type="float" office:value="505590" table:style-name="ce38">
            <text:p>505.590</text:p>
          </table:table-cell>
          <table:table-cell office:value-type="percentage" office:value="0.96104972428200219" table:style-name="ce39">
            <text:p>96,1%</text:p>
          </table:table-cell>
          <table:table-cell office:value-type="float" office:value="663865" table:style-name="ce38">
            <text:p>663.865</text:p>
          </table:table-cell>
          <table:table-cell office:value-type="percentage" office:value="0.94389775394804376" table:style-name="ce39">
            <text:p>94,4%</text:p>
          </table:table-cell>
          <table:table-cell office:value-type="float" office:value="904344" table:style-name="ce38">
            <text:p>904.344</text:p>
          </table:table-cell>
          <table:table-cell office:value-type="percentage" office:value="0.92964618008332789" table:style-name="ce39">
            <text:p>93,0%</text:p>
          </table:table-cell>
          <table:table-cell office:value-type="float" office:value="931345" table:style-name="ce38">
            <text:p>931.345</text:p>
          </table:table-cell>
          <table:table-cell office:value-type="percentage" office:value="0.798772010624621" table:style-name="ce39">
            <text:p>79,9%</text:p>
          </table:table-cell>
          <table:table-cell office:value-type="float" office:value="535958" table:style-name="ce38">
            <text:p>535.958</text:p>
          </table:table-cell>
          <table:table-cell office:value-type="percentage" office:value="0.56438018617581398" table:style-name="ce39">
            <text:p>56,4%</text:p>
          </table:table-cell>
          <table:table-cell office:value-type="float" office:value="262178" table:style-name="ce38">
            <text:p>262.178</text:p>
          </table:table-cell>
          <table:table-cell office:value-type="percentage" office:value="0.35311357284757061" table:style-name="ce39">
            <text:p>35,3%</text:p>
          </table:table-cell>
          <table:table-cell office:value-type="float" office:value="41738" table:style-name="ce38">
            <text:p>41.738</text:p>
          </table:table-cell>
          <table:table-cell office:value-type="percentage" office:value="7.5401685870268201E-2" table:style-name="ce39">
            <text:p>7,5%</text:p>
          </table:table-cell>
          <table:table-cell office:value-type="float" office:value="4214144" table:style-name="ce38">
            <text:p>4.214.144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70494955032145701" table:style-name="ce39">
            <text:p>70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2466" table:style-name="ce38">
            <text:p>72.466</text:p>
          </table:table-cell>
          <table:table-cell office:value-type="percentage" office:value="1" table:style-name="ce39">
            <text:p>100,0%</text:p>
          </table:table-cell>
          <table:table-cell office:value-type="float" office:value="99771" table:style-name="ce38">
            <text:p>99.771</text:p>
          </table:table-cell>
          <table:table-cell office:value-type="percentage" office:value="0.96960125948745857" table:style-name="ce39">
            <text:p>97,0%</text:p>
          </table:table-cell>
          <table:table-cell office:value-type="float" office:value="132228" table:style-name="ce38">
            <text:p>132.228</text:p>
          </table:table-cell>
          <table:table-cell office:value-type="percentage" office:value="0.90006738865556224" table:style-name="ce39">
            <text:p>90,0%</text:p>
          </table:table-cell>
          <table:table-cell office:value-type="float" office:value="189217" table:style-name="ce38">
            <text:p>189.217</text:p>
          </table:table-cell>
          <table:table-cell office:value-type="percentage" office:value="0.88727632516787336" table:style-name="ce39">
            <text:p>88,7%</text:p>
          </table:table-cell>
          <table:table-cell office:value-type="float" office:value="200276" table:style-name="ce38">
            <text:p>200.276</text:p>
          </table:table-cell>
          <table:table-cell office:value-type="percentage" office:value="0.78800111741954781" table:style-name="ce39">
            <text:p>78,8%</text:p>
          </table:table-cell>
          <table:table-cell office:value-type="float" office:value="115359" table:style-name="ce38">
            <text:p>115.359</text:p>
          </table:table-cell>
          <table:table-cell office:value-type="percentage" office:value="0.55194901508590788" table:style-name="ce39">
            <text:p>55,2%</text:p>
          </table:table-cell>
          <table:table-cell office:value-type="float" office:value="38302" table:style-name="ce38">
            <text:p>38.302</text:p>
          </table:table-cell>
          <table:table-cell office:value-type="percentage" office:value="0.22236542659421299" table:style-name="ce39">
            <text:p>22,2%</text:p>
          </table:table-cell>
          <table:table-cell office:value-type="float" office:value="1760" table:style-name="ce38">
            <text:p>1.760</text:p>
          </table:table-cell>
          <table:table-cell office:value-type="percentage" office:value="1.2403625241377366E-2" table:style-name="ce39">
            <text:p>1,2%</text:p>
          </table:table-cell>
          <table:table-cell office:value-type="float" office:value="849379" table:style-name="ce38">
            <text:p>849.379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64831311534595237" table:style-name="ce39">
            <text:p>64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1936" table:style-name="ce38">
            <text:p>41.936</text:p>
          </table:table-cell>
          <table:table-cell office:value-type="percentage" office:value="1" table:style-name="ce39">
            <text:p>100,0%</text:p>
          </table:table-cell>
          <table:table-cell office:value-type="float" office:value="55532" table:style-name="ce38">
            <text:p>55.532</text:p>
          </table:table-cell>
          <table:table-cell office:value-type="percentage" office:value="0.99533983366790935" table:style-name="ce39">
            <text:p>99,5%</text:p>
          </table:table-cell>
          <table:table-cell office:value-type="float" office:value="69047" table:style-name="ce38">
            <text:p>69.047</text:p>
          </table:table-cell>
          <table:table-cell office:value-type="percentage" office:value="0.93503873029630036" table:style-name="ce39">
            <text:p>93,5%</text:p>
          </table:table-cell>
          <table:table-cell office:value-type="float" office:value="87652" table:style-name="ce38">
            <text:p>87.652</text:p>
          </table:table-cell>
          <table:table-cell office:value-type="percentage" office:value="0.90648851014540721" table:style-name="ce39">
            <text:p>90,6%</text:p>
          </table:table-cell>
          <table:table-cell office:value-type="float" office:value="88217" table:style-name="ce38">
            <text:p>88.217</text:p>
          </table:table-cell>
          <table:table-cell office:value-type="percentage" office:value="0.81680894798244474" table:style-name="ce39">
            <text:p>81,7%</text:p>
          </table:table-cell>
          <table:table-cell office:value-type="float" office:value="50619" table:style-name="ce38">
            <text:p>50.619</text:p>
          </table:table-cell>
          <table:table-cell office:value-type="percentage" office:value="0.62230609409768756" table:style-name="ce39">
            <text:p>62,2%</text:p>
          </table:table-cell>
          <table:table-cell office:value-type="float" office:value="27759" table:style-name="ce38">
            <text:p>27.759</text:p>
          </table:table-cell>
          <table:table-cell office:value-type="percentage" office:value="0.4074595975164032" table:style-name="ce39">
            <text:p>40,7%</text:p>
          </table:table-cell>
          <table:table-cell office:value-type="float" office:value="4624" table:style-name="ce38">
            <text:p>4.624</text:p>
          </table:table-cell>
          <table:table-cell office:value-type="percentage" office:value="8.2003263105625307E-2" table:style-name="ce39">
            <text:p>8,2%</text:p>
          </table:table-cell>
          <table:table-cell office:value-type="float" office:value="425386" table:style-name="ce38">
            <text:p>425.386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73171595963904956" table:style-name="ce39">
            <text:p>73,2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1409" table:style-name="ce38">
            <text:p>161.409</text:p>
          </table:table-cell>
          <table:table-cell office:value-type="percentage" office:value="1.0218993352326686" table:style-name="ce39">
            <text:p>102,2%</text:p>
          </table:table-cell>
          <table:table-cell office:value-type="float" office:value="211428" table:style-name="ce38">
            <text:p>211.428</text:p>
          </table:table-cell>
          <table:table-cell office:value-type="percentage" office:value="0.99224238669801623" table:style-name="ce39">
            <text:p>99,2%</text:p>
          </table:table-cell>
          <table:table-cell office:value-type="float" office:value="268649" table:style-name="ce38">
            <text:p>268.649</text:p>
          </table:table-cell>
          <table:table-cell office:value-type="percentage" office:value="0.95905311671111204" table:style-name="ce39">
            <text:p>95,9%</text:p>
          </table:table-cell>
          <table:table-cell office:value-type="float" office:value="308652" table:style-name="ce38">
            <text:p>308.652</text:p>
          </table:table-cell>
          <table:table-cell office:value-type="percentage" office:value="0.90786141415448696" table:style-name="ce39">
            <text:p>90,8%</text:p>
          </table:table-cell>
          <table:table-cell office:value-type="float" office:value="297532" table:style-name="ce38">
            <text:p>297.532</text:p>
          </table:table-cell>
          <table:table-cell office:value-type="percentage" office:value="0.82160974006787557" table:style-name="ce39">
            <text:p>82,2%</text:p>
          </table:table-cell>
          <table:table-cell office:value-type="float" office:value="140363" table:style-name="ce38">
            <text:p>140.363</text:p>
          </table:table-cell>
          <table:table-cell office:value-type="percentage" office:value="0.53873257005561459" table:style-name="ce39">
            <text:p>53,9%</text:p>
          </table:table-cell>
          <table:table-cell office:value-type="float" office:value="50566" table:style-name="ce38">
            <text:p>50.566</text:p>
          </table:table-cell>
          <table:table-cell office:value-type="percentage" office:value="0.25090555439776913" table:style-name="ce39">
            <text:p>25,1%</text:p>
          </table:table-cell>
          <table:table-cell office:value-type="float" office:value="11169" table:style-name="ce38">
            <text:p>11.169</text:p>
          </table:table-cell>
          <table:table-cell office:value-type="percentage" office:value="6.6243194192377494E-2" table:style-name="ce39">
            <text:p>6,6%</text:p>
          </table:table-cell>
          <table:table-cell office:value-type="float" office:value="1449768" table:style-name="ce38">
            <text:p>1.449.768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73075083306324828" table:style-name="ce39">
            <text:p>73,1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50" table:style-name="ce38">
            <text:p>2.350</text:p>
          </table:table-cell>
          <table:table-cell office:value-type="percentage" office:value="0.90211132437619956" table:style-name="ce39">
            <text:p>90,2%</text:p>
          </table:table-cell>
          <table:table-cell office:value-type="float" office:value="3806" table:style-name="ce38">
            <text:p>3.806</text:p>
          </table:table-cell>
          <table:table-cell office:value-type="percentage" office:value="0.88142658638258453" table:style-name="ce39">
            <text:p>88,1%</text:p>
          </table:table-cell>
          <table:table-cell office:value-type="float" office:value="7098" table:style-name="ce38">
            <text:p>7.098</text:p>
          </table:table-cell>
          <table:table-cell office:value-type="percentage" office:value="0.90339824360442922" table:style-name="ce39">
            <text:p>90,3%</text:p>
          </table:table-cell>
          <table:table-cell office:value-type="float" office:value="9819" table:style-name="ce38">
            <text:p>9.819</text:p>
          </table:table-cell>
          <table:table-cell office:value-type="percentage" office:value="0.84968847352024923" table:style-name="ce39">
            <text:p>85,0%</text:p>
          </table:table-cell>
          <table:table-cell office:value-type="float" office:value="9828" table:style-name="ce38">
            <text:p>9.828</text:p>
          </table:table-cell>
          <table:table-cell office:value-type="percentage" office:value="0.77740863787375414" table:style-name="ce39">
            <text:p>77,7%</text:p>
          </table:table-cell>
          <table:table-cell office:value-type="float" office:value="7296" table:style-name="ce38">
            <text:p>7.296</text:p>
          </table:table-cell>
          <table:table-cell office:value-type="percentage" office:value="0.61341853035143767" table:style-name="ce39">
            <text:p>61,3%</text:p>
          </table:table-cell>
          <table:table-cell office:value-type="float" office:value="6237" table:style-name="ce38">
            <text:p>6.237</text:p>
          </table:table-cell>
          <table:table-cell office:value-type="percentage" office:value="0.56870611835506524" table:style-name="ce39">
            <text:p>56,9%</text:p>
          </table:table-cell>
          <table:table-cell office:value-type="float" office:value="2666" table:style-name="ce38">
            <text:p>2.666</text:p>
          </table:table-cell>
          <table:table-cell office:value-type="percentage" office:value="0.29213236905544598" table:style-name="ce39">
            <text:p>29,2%</text:p>
          </table:table-cell>
          <table:table-cell office:value-type="float" office:value="49100" table:style-name="ce38">
            <text:p>49.100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69189036849150987" table:style-name="ce39">
            <text:p>69,2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36" table:style-name="ce38">
            <text:p>1.936</text:p>
          </table:table-cell>
          <table:table-cell office:value-type="percentage" office:value="0.82418050234142193" table:style-name="ce39">
            <text:p>82,4%</text:p>
          </table:table-cell>
          <table:table-cell office:value-type="float" office:value="3194" table:style-name="ce38">
            <text:p>3.194</text:p>
          </table:table-cell>
          <table:table-cell office:value-type="percentage" office:value="0.85218783351120597" table:style-name="ce39">
            <text:p>85,2%</text:p>
          </table:table-cell>
          <table:table-cell office:value-type="float" office:value="6803" table:style-name="ce38">
            <text:p>6.803</text:p>
          </table:table-cell>
          <table:table-cell office:value-type="percentage" office:value="0.86917081896001025" table:style-name="ce39">
            <text:p>86,9%</text:p>
          </table:table-cell>
          <table:table-cell office:value-type="float" office:value="9131" table:style-name="ce38">
            <text:p>9.131</text:p>
          </table:table-cell>
          <table:table-cell office:value-type="percentage" office:value="0.80812461279759273" table:style-name="ce39">
            <text:p>80,8%</text:p>
          </table:table-cell>
          <table:table-cell office:value-type="float" office:value="9243" table:style-name="ce38">
            <text:p>9.243</text:p>
          </table:table-cell>
          <table:table-cell office:value-type="percentage" office:value="0.77012164639226799" table:style-name="ce39">
            <text:p>77,0%</text:p>
          </table:table-cell>
          <table:table-cell office:value-type="float" office:value="7300" table:style-name="ce38">
            <text:p>7.300</text:p>
          </table:table-cell>
          <table:table-cell office:value-type="percentage" office:value="0.60166488090332149" table:style-name="ce39">
            <text:p>60,2%</text:p>
          </table:table-cell>
          <table:table-cell office:value-type="float" office:value="6253" table:style-name="ce38">
            <text:p>6.253</text:p>
          </table:table-cell>
          <table:table-cell office:value-type="percentage" office:value="0.52130054189245523" table:style-name="ce39">
            <text:p>52,1%</text:p>
          </table:table-cell>
          <table:table-cell office:value-type="float" office:value="2944" table:style-name="ce38">
            <text:p>2.944</text:p>
          </table:table-cell>
          <table:table-cell office:value-type="percentage" office:value="0.30749947775224568" table:style-name="ce39">
            <text:p>30,7%</text:p>
          </table:table-cell>
          <table:table-cell office:value-type="float" office:value="46804" table:style-name="ce38">
            <text:p>46.804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65988974579497228" table:style-name="ce39">
            <text:p>66,0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22" table:style-name="ce38">
            <text:p>22</text:p>
          </table:table-cell>
          <table:table-cell office:value-type="string" table:style-name="ce39">
            <text:p>-</text:p>
          </table:table-cell>
          <table:table-cell office:value-type="float" office:value="17" table:style-name="ce38">
            <text:p>17</text:p>
          </table:table-cell>
          <table:table-cell office:value-type="string" table:style-name="ce39">
            <text:p>-</text:p>
          </table:table-cell>
          <table:table-cell office:value-type="float" office:value="3273" table:style-name="ce38">
            <text:p>3.273</text:p>
          </table:table-cell>
          <table:table-cell office:value-type="string" table:style-name="ce39">
            <text:p>-</text:p>
          </table:table-cell>
          <table:table-cell office:value-type="float" office:value="8606" table:style-name="ce38">
            <text:p>8.606</text:p>
          </table:table-cell>
          <table:table-cell office:value-type="string" table:style-name="ce39">
            <text:p>-</text:p>
          </table:table-cell>
          <table:table-cell office:value-type="float" office:value="19584" table:style-name="ce38">
            <text:p>19.584</text:p>
          </table:table-cell>
          <table:table-cell office:value-type="string" table:style-name="ce39">
            <text:p>-</text:p>
          </table:table-cell>
          <table:table-cell office:value-type="float" office:value="27015" table:style-name="ce38">
            <text:p>27.015</text:p>
          </table:table-cell>
          <table:table-cell office:value-type="string" table:style-name="ce39">
            <text:p>-</text:p>
          </table:table-cell>
          <table:table-cell office:value-type="float" office:value="19796" table:style-name="ce38">
            <text:p>19.796</text:p>
          </table:table-cell>
          <table:table-cell office:value-type="string" table:style-name="ce39">
            <text:p>-</text:p>
          </table:table-cell>
          <table:table-cell office:value-type="float" office:value="714" table:style-name="ce38">
            <text:p>714</text:p>
          </table:table-cell>
          <table:table-cell office:value-type="string" table:style-name="ce39">
            <text:p>-</text:p>
          </table:table-cell>
          <table:table-cell office:value-type="float" office:value="79027" table:style-name="ce38">
            <text:p>79.027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16" table:style-name="ce41">
            <text:p>16</text:p>
          </table:table-cell>
          <table:table-cell office:value-type="string" table:style-name="ce42">
            <text:p>-</text:p>
          </table:table-cell>
          <table:table-cell office:value-type="float" office:value="19" table:style-name="ce41">
            <text:p>19</text:p>
          </table:table-cell>
          <table:table-cell office:value-type="string" table:style-name="ce42">
            <text:p>-</text:p>
          </table:table-cell>
          <table:table-cell office:value-type="float" office:value="143" table:style-name="ce41">
            <text:p>143</text:p>
          </table:table-cell>
          <table:table-cell office:value-type="string" table:style-name="ce42">
            <text:p>-</text:p>
          </table:table-cell>
          <table:table-cell office:value-type="float" office:value="434" table:style-name="ce41">
            <text:p>434</text:p>
          </table:table-cell>
          <table:table-cell office:value-type="string" table:style-name="ce42">
            <text:p>-</text:p>
          </table:table-cell>
          <table:table-cell office:value-type="float" office:value="788" table:style-name="ce41">
            <text:p>788</text:p>
          </table:table-cell>
          <table:table-cell office:value-type="string" table:style-name="ce42">
            <text:p>-</text:p>
          </table:table-cell>
          <table:table-cell office:value-type="float" office:value="824" table:style-name="ce41">
            <text:p>824</text:p>
          </table:table-cell>
          <table:table-cell office:value-type="string" table:style-name="ce42">
            <text:p>-</text:p>
          </table:table-cell>
          <table:table-cell office:value-type="float" office:value="717" table:style-name="ce41">
            <text:p>717</text:p>
          </table:table-cell>
          <table:table-cell office:value-type="string" table:style-name="ce42">
            <text:p>-</text:p>
          </table:table-cell>
          <table:table-cell office:value-type="float" office:value="59" table:style-name="ce41">
            <text:p>59</text:p>
          </table:table-cell>
          <table:table-cell office:value-type="string" table:style-name="ce42">
            <text:p>-</text:p>
          </table:table-cell>
          <table:table-cell office:value-type="float" office:value="3000" table:style-name="ce41">
            <text:p>3.000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style-name="ce43"/>
          <table:table-cell table:number-columns-repeated="20" table:style-name="ce21"/>
          <table:table-cell table:number-columns-repeated="16343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888060" table:style-name="ce45">
            <text:p>2.888.060</text:p>
          </table:table-cell>
          <table:table-cell office:value-type="percentage" office:value="1" table:style-name="ce46">
            <text:p>100,0%</text:p>
          </table:table-cell>
          <table:table-cell office:value-type="float" office:value="3888851" table:style-name="ce45">
            <text:p>3.888.851</text:p>
          </table:table-cell>
          <table:table-cell office:value-type="percentage" office:value="0.98202192146806411" table:style-name="ce46">
            <text:p>98,2%</text:p>
          </table:table-cell>
          <table:table-cell office:value-type="float" office:value="4991298" table:style-name="ce45">
            <text:p>4.991.298</text:p>
          </table:table-cell>
          <table:table-cell office:value-type="percentage" office:value="0.9352278608188217" table:style-name="ce46">
            <text:p>93,5%</text:p>
          </table:table-cell>
          <table:table-cell office:value-type="float" office:value="6292164" table:style-name="ce45">
            <text:p>6.292.164</text:p>
          </table:table-cell>
          <table:table-cell office:value-type="percentage" office:value="0.89462395067127753" table:style-name="ce46">
            <text:p>89,5%</text:p>
          </table:table-cell>
          <table:table-cell office:value-type="float" office:value="6348009" table:style-name="ce45">
            <text:p>6.348.009</text:p>
          </table:table-cell>
          <table:table-cell office:value-type="percentage" office:value="0.8043867908928034" table:style-name="ce46">
            <text:p>80,4%</text:p>
          </table:table-cell>
          <table:table-cell office:value-type="float" office:value="3401429" table:style-name="ce45">
            <text:p>3.401.429</text:p>
          </table:table-cell>
          <table:table-cell office:value-type="percentage" office:value="0.54594044719097623" table:style-name="ce46">
            <text:p>54,6%</text:p>
          </table:table-cell>
          <table:table-cell office:value-type="float" office:value="1455345" table:style-name="ce45">
            <text:p>1.455.345</text:p>
          </table:table-cell>
          <table:table-cell office:value-type="percentage" office:value="0.29432779737250842" table:style-name="ce46">
            <text:p>29,4%</text:p>
          </table:table-cell>
          <table:table-cell office:value-type="float" office:value="261224" table:style-name="ce45">
            <text:p>261.224</text:p>
          </table:table-cell>
          <table:table-cell office:value-type="percentage" office:value="6.7175390350365141E-2" table:style-name="ce46">
            <text:p>6,7%</text:p>
          </table:table-cell>
          <table:table-cell office:value-type="float" office:value="29526380" table:style-name="ce45">
            <text:p>29.526.380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70100905210270692" table:style-name="ce46">
            <text:p>70,1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Ballesteros Sanz. Teresa</dc:creator>
    <meta:creation-date>2021-08-13T13:35:31Z</meta:creation-date>
    <dc:date>2021-08-13T13:36:10Z</dc:date>
  </office:meta>
</office:document-meta>
</file>